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Ubuntu1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4" fo:font-size="12pt" fo:language="nl" fo:country="NL" fo:font-style="normal" fo:font-weight="normal" officeooo:paragraph-rsid="0a1cd49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a1e103b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officeooo:paragraph-rsid="0927f034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officeooo:paragraph-rsid="065d0153"/>
    </style:style>
    <style:style style:name="P7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officeooo:paragraph-rsid="09dfe12f"/>
    </style:style>
    <style:style style:name="P8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officeooo:paragraph-rsid="0a32b942"/>
    </style:style>
    <style:style style:name="P9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officeooo:paragraph-rsid="0a3456c7"/>
    </style:style>
    <style:style style:name="P10" style:family="paragraph" style:parent-style-name="Standard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7cacfc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style:font-name="Ubuntu4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Ubuntu4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Ubuntu4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text-properties officeooo:paragraph-rsid="06f5639b"/>
    </style:style>
    <style:style style:name="P16" style:family="paragraph" style:parent-style-name="Standard">
      <style:text-properties officeooo:paragraph-rsid="07be27e1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8" style:family="paragraph" style:parent-style-name="Standard">
      <style:paragraph-properties fo:line-height="100%">
        <style:tab-stops/>
      </style:paragraph-properties>
      <style:text-properties officeooo:paragraph-rsid="0a1e103b"/>
    </style:style>
    <style:style style:name="P19" style:family="paragraph" style:parent-style-name="Standard">
      <style:paragraph-properties fo:line-height="100%">
        <style:tab-stops/>
      </style:paragraph-properties>
      <style:text-properties officeooo:paragraph-rsid="0a1f66c3"/>
    </style:style>
    <style:style style:name="P20" style:family="paragraph" style:parent-style-name="Footnote">
      <style:text-properties officeooo:rsid="0522dfb5" officeooo:paragraph-rsid="0522dfb5"/>
    </style:style>
    <style:style style:name="P21" style:family="paragraph" style:parent-style-name="Footnote">
      <style:text-properties officeooo:paragraph-rsid="04473353"/>
    </style:style>
    <style:style style:name="P22" style:family="paragraph" style:parent-style-name="Footnote">
      <style:text-properties officeooo:rsid="0394a435" officeooo:paragraph-rsid="09727042"/>
    </style:style>
    <style:style style:name="P23" style:family="paragraph" style:parent-style-name="Footnote">
      <style:text-properties officeooo:rsid="099b52a0" officeooo:paragraph-rsid="099b52a0"/>
    </style:style>
    <style:style style:name="P24" style:family="paragraph" style:parent-style-name="Footnote">
      <style:text-properties officeooo:rsid="099b52a0" officeooo:paragraph-rsid="099c7c5f"/>
    </style:style>
    <style:style style:name="P25" style:family="paragraph" style:parent-style-name="Footnote">
      <style:text-properties officeooo:paragraph-rsid="09a7d2c4"/>
    </style:style>
    <style:style style:name="P26" style:family="paragraph" style:parent-style-name="Footnote">
      <style:text-properties officeooo:rsid="050fa72b" officeooo:paragraph-rsid="09d362f6"/>
    </style:style>
    <style:style style:name="P27" style:family="paragraph" style:parent-style-name="Footnote">
      <style:text-properties officeooo:rsid="050b160e" officeooo:paragraph-rsid="09d362f6"/>
    </style:style>
    <style:style style:name="P28" style:family="paragraph" style:parent-style-name="Footnote">
      <style:text-properties officeooo:rsid="043ccc66" officeooo:paragraph-rsid="09d362f6"/>
    </style:style>
    <style:style style:name="P2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7636de8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officeooo:paragraph-rsid="04f6880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a0fb0f1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8a63280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927f034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4f6880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fo:color="#000000" style:font-name="Ubuntu4" fo:font-size="12pt" fo:language="nl" fo:country="NL" fo:font-style="normal" fo:font-weight="normal" officeooo:rsid="047cacfc" officeooo:paragraph-rsid="04f6880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fo:color="#000000" style:font-name="Ubuntu4" fo:font-size="12pt" fo:language="nl" fo:country="NL" fo:font-style="normal" fo:font-weight="normal" officeooo:rsid="047cacfc" officeooo:paragraph-rsid="0a32b94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3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4" fo:font-size="12pt" fo:language="nl" fo:country="NL" fo:font-style="normal" style:text-underline-style="none" fo:font-weight="normal" officeooo:rsid="077274a0" officeooo:paragraph-rsid="07b616a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text-properties officeooo:paragraph-rsid="0a011df0"/>
    </style:style>
    <style:style style:name="P40" style:family="paragraph" style:parent-style-name="Standard" style:list-style-name="L1">
      <style:text-properties officeooo:paragraph-rsid="04f68805"/>
    </style:style>
    <style:style style:name="P41" style:family="paragraph" style:parent-style-name="Standard" style:list-style-name="L1">
      <style:text-properties officeooo:paragraph-rsid="0a1b868f"/>
    </style:style>
    <style:style style:name="P42" style:family="paragraph" style:parent-style-name="Standard" style:list-style-name="L1">
      <style:text-properties officeooo:paragraph-rsid="0a0dff8c"/>
    </style:style>
    <style:style style:name="P43" style:family="paragraph" style:parent-style-name="Standard" style:list-style-name="L1">
      <style:text-properties officeooo:paragraph-rsid="0998e165"/>
    </style:style>
    <style:style style:name="P44" style:family="paragraph" style:parent-style-name="Standard" style:list-style-name="L1">
      <style:text-properties officeooo:paragraph-rsid="08904614"/>
    </style:style>
    <style:style style:name="P45" style:family="paragraph" style:parent-style-name="Standard" style:list-style-name="L1">
      <style:text-properties officeooo:paragraph-rsid="09021e44"/>
    </style:style>
    <style:style style:name="P46" style:family="paragraph" style:parent-style-name="Standard" style:list-style-name="L1">
      <style:text-properties officeooo:paragraph-rsid="08bfd553"/>
    </style:style>
    <style:style style:name="P47" style:family="paragraph" style:parent-style-name="Standard" style:list-style-name="L1">
      <style:text-properties officeooo:paragraph-rsid="08a97ed1"/>
    </style:style>
    <style:style style:name="P48" style:family="paragraph" style:parent-style-name="Standard" style:list-style-name="L1">
      <style:text-properties officeooo:paragraph-rsid="08972bb8"/>
    </style:style>
    <style:style style:name="P49" style:family="paragraph" style:parent-style-name="Standard" style:list-style-name="L1">
      <style:text-properties officeooo:paragraph-rsid="0898c391"/>
    </style:style>
    <style:style style:name="P50" style:family="paragraph" style:parent-style-name="Standard" style:list-style-name="L1">
      <style:text-properties officeooo:paragraph-rsid="07472ed2"/>
    </style:style>
    <style:style style:name="P51" style:family="paragraph" style:parent-style-name="Standard" style:list-style-name="L1">
      <style:text-properties officeooo:paragraph-rsid="050aa1f1"/>
    </style:style>
    <style:style style:name="P52" style:family="paragraph" style:parent-style-name="Standard" style:list-style-name="L1">
      <style:text-properties officeooo:paragraph-rsid="0a14e526"/>
    </style:style>
    <style:style style:name="P53" style:family="paragraph" style:parent-style-name="Standard" style:list-style-name="L1">
      <style:text-properties officeooo:paragraph-rsid="0a12b9e1"/>
    </style:style>
    <style:style style:name="P54" style:family="paragraph" style:parent-style-name="Standard" style:list-style-name="L1">
      <style:text-properties officeooo:paragraph-rsid="0a0f7b62"/>
    </style:style>
    <style:style style:name="P55" style:family="paragraph" style:parent-style-name="Standard" style:list-style-name="L1">
      <style:text-properties officeooo:paragraph-rsid="09ff838b"/>
    </style:style>
    <style:style style:name="P56" style:family="paragraph" style:parent-style-name="Standard" style:list-style-name="L1">
      <style:text-properties officeooo:paragraph-rsid="0a17413e"/>
    </style:style>
    <style:style style:name="P57" style:family="paragraph" style:parent-style-name="Standard" style:list-style-name="L1">
      <style:text-properties officeooo:paragraph-rsid="0a16434c"/>
    </style:style>
    <style:style style:name="P58" style:family="paragraph" style:parent-style-name="Standard" style:list-style-name="L1">
      <style:text-properties officeooo:paragraph-rsid="0a0f8417"/>
    </style:style>
    <style:style style:name="P59" style:family="paragraph" style:parent-style-name="Standard" style:list-style-name="L1">
      <style:text-properties officeooo:paragraph-rsid="0811b6ec"/>
    </style:style>
    <style:style style:name="P60" style:family="paragraph" style:parent-style-name="Standard" style:list-style-name="L1">
      <style:text-properties officeooo:paragraph-rsid="092f58c4"/>
    </style:style>
    <style:style style:name="P61" style:family="paragraph" style:parent-style-name="Standard" style:list-style-name="L1">
      <style:text-properties officeooo:paragraph-rsid="08c2f5d4"/>
    </style:style>
    <style:style style:name="P62" style:family="paragraph" style:parent-style-name="Standard" style:list-style-name="L1">
      <style:text-properties style:font-name="Ubuntu4" fo:font-size="12pt" officeooo:rsid="01c83610" officeooo:paragraph-rsid="04f68805" style:font-size-asian="12pt" style:font-size-complex="12pt"/>
    </style:style>
    <style:style style:name="P63" style:family="paragraph" style:parent-style-name="Standard" style:list-style-name="L1">
      <style:text-properties fo:color="#000000" style:font-name="Ubuntu4" fo:font-size="12pt" officeooo:paragraph-rsid="04f68805" style:font-size-asian="12pt" style:font-size-complex="12pt"/>
    </style:style>
    <style:style style:name="P64" style:family="paragraph" style:parent-style-name="Standard" style:list-style-name="L1">
      <style:paragraph-properties fo:break-before="page"/>
      <style:text-properties fo:color="#000000" style:font-name="Ubuntu4" fo:font-size="12pt" fo:language="nl" fo:country="NL" fo:font-style="normal" fo:font-weight="normal" officeooo:rsid="077274a0" officeooo:paragraph-rsid="09eca09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" style:family="text">
      <style:text-properties style:font-name="Ubuntu4" fo:font-size="12pt" style:font-size-asian="12pt" style:font-size-complex="12pt"/>
    </style:style>
    <style:style style:name="T2" style:family="text">
      <style:text-properties style:font-name="Ubuntu4" fo:font-size="12pt" officeooo:rsid="01c83610" style:font-size-asian="12pt" style:font-size-complex="12pt"/>
    </style:style>
    <style:style style:name="T3" style:family="text">
      <style:text-properties style:font-name="Ubuntu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style:font-name="Ubuntu4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Ubuntu4" fo:font-size="12pt" fo:font-style="normal" officeooo:rsid="00bddfbe" style:font-size-asian="12pt" style:font-size-complex="12pt"/>
    </style:style>
    <style:style style:name="T6" style:family="text">
      <style:text-properties style:font-name="Ubuntu4" fo:font-size="11pt" style:font-size-asian="11pt" style:font-size-complex="11pt"/>
    </style:style>
    <style:style style:name="T7" style:family="text">
      <style:text-properties style:font-name="Ubuntu4" fo:font-size="10pt" style:font-size-asian="10pt" style:font-size-complex="10pt"/>
    </style:style>
    <style:style style:name="T8" style:family="text">
      <style:text-properties style:font-name="Ubuntu4" officeooo:rsid="059284c3"/>
    </style:style>
    <style:style style:name="T9" style:family="text">
      <style:text-properties style:font-name="Ubuntu4" fo:font-weight="bold" officeooo:rsid="059284c3" style:font-weight-asian="bold" style:font-weight-complex="bold"/>
    </style:style>
    <style:style style:name="T10" style:family="text">
      <style:text-properties style:font-name="Ubuntu4" fo:font-weight="bold" officeooo:rsid="05a93325" style:font-weight-asian="bold" style:font-weight-complex="bold"/>
    </style:style>
    <style:style style:name="T11" style:family="text">
      <style:text-properties style:font-name="Ubuntu4" fo:font-weight="bold" officeooo:rsid="06181b20" style:font-weight-asian="bold" style:font-weight-complex="bold"/>
    </style:style>
    <style:style style:name="T12" style:family="text">
      <style:text-properties style:font-name="Ubuntu4" fo:font-weight="bold" officeooo:rsid="06234873" style:font-weight-asian="bold" style:font-weight-complex="bold"/>
    </style:style>
    <style:style style:name="T13" style:family="text">
      <style:text-properties style:font-name="Ubuntu4" fo:font-weight="bold" officeooo:rsid="07d64d6d" style:font-weight-asian="bold" style:font-weight-complex="bold"/>
    </style:style>
    <style:style style:name="T14" style:family="text">
      <style:text-properties style:font-name="Ubuntu4" fo:font-weight="bold" officeooo:rsid="09ccb699" style:font-weight-asian="bold" style:font-weight-complex="bold"/>
    </style:style>
    <style:style style:name="T15" style:family="text">
      <style:text-properties style:font-name="Ubuntu4" fo:font-weight="bold" officeooo:rsid="09ce66c2" style:font-weight-asian="bold" style:font-weight-complex="bold"/>
    </style:style>
    <style:style style:name="T16" style:family="text">
      <style:text-properties style:font-name="Ubuntu4" fo:font-weight="bold" officeooo:rsid="09cf3c8f" style:font-weight-asian="bold" style:font-weight-complex="bold"/>
    </style:style>
    <style:style style:name="T17" style:family="text">
      <style:text-properties style:font-name="Ubuntu4" fo:font-weight="bold" officeooo:rsid="09dc4c93" style:font-weight-asian="bold" style:font-weight-complex="bold"/>
    </style:style>
    <style:style style:name="T18" style:family="text">
      <style:text-properties style:font-name="Ubuntu4" fo:font-weight="bold" officeooo:rsid="09def37c" style:font-weight-asian="bold" style:font-weight-complex="bold"/>
    </style:style>
    <style:style style:name="T19" style:family="text">
      <style:text-properties style:font-name="Ubuntu4" fo:font-weight="normal" officeooo:rsid="059284c3" style:font-weight-asian="normal" style:font-weight-complex="normal"/>
    </style:style>
    <style:style style:name="T20" style:family="text">
      <style:text-properties style:font-name="Ubuntu4" fo:font-weight="normal" officeooo:rsid="06234873" style:font-weight-asian="normal" style:font-weight-complex="normal"/>
    </style:style>
    <style:style style:name="T21" style:family="text">
      <style:text-properties style:font-name="Ubuntu4" fo:font-weight="normal" officeooo:rsid="07d64d6d" style:font-weight-asian="normal" style:font-weight-complex="normal"/>
    </style:style>
    <style:style style:name="T22" style:family="text">
      <style:text-properties style:font-name="Ubuntu4" fo:font-weight="normal" officeooo:rsid="09b9f783" style:font-weight-asian="normal" style:font-weight-complex="normal"/>
    </style:style>
    <style:style style:name="T23" style:family="text">
      <style:text-properties style:font-name="Ubuntu4" fo:font-weight="normal" officeooo:rsid="0554f672" style:font-weight-asian="normal" style:font-weight-complex="normal"/>
    </style:style>
    <style:style style:name="T24" style:family="text">
      <style:text-properties style:font-name="Ubuntu4" officeooo:rsid="091af4fe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language="nl" fo:country="NL" style:text-underline-style="none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language="nl" fo:country="N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officeooo:rsid="02f99a6c"/>
    </style:style>
    <style:style style:name="T3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7274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6328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16a3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29318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1643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b162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ae226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ae2d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a5d0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f92c4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12113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f5c90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76676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7ba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88096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8ad57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9d141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9e7c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9ea0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a0c4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a1cc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142e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1643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cc2b1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8cc19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7784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c54d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223cd8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75206e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8ee43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9bf0db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1a5cf9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style:text-line-through-style="none" style:text-line-through-type="none" style:font-name="Ubuntu4" fo:font-size="12pt" style:text-underline-style="none" style:font-size-asian="12pt" style:font-size-complex="12pt"/>
    </style:style>
    <style:style style:name="T147" style:family="text">
      <style:text-properties fo:color="#000000" style:text-line-through-style="none" style:text-line-through-type="none" style:font-name="Ubuntu4" fo:font-size="12pt" style:text-underline-style="none" officeooo:rsid="01657261" style:font-size-asian="12pt" style:font-size-complex="12pt"/>
    </style:style>
    <style:style style:name="T148" style:family="text">
      <style:text-properties fo:color="#000000" style:text-line-through-style="none" style:text-line-through-type="none" style:font-name="Ubuntu4" fo:font-size="12pt" style:text-underline-style="none" officeooo:rsid="0382ccb7" style:font-size-asian="12pt" style:font-size-complex="12pt"/>
    </style:style>
    <style:style style:name="T149" style:family="text">
      <style:text-properties fo:color="#000000" style:text-line-through-style="none" style:text-line-through-type="none" style:font-name="Ubuntu4" fo:font-size="12pt" style:text-underline-style="none" officeooo:rsid="095ecc91" style:font-size-asian="12pt" style:font-size-complex="12pt"/>
    </style:style>
    <style:style style:name="T150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9284c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96a5a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67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bold" officeooo:rsid="059284c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4" fo:font-size="10pt" fo:language="nl" fo:country="NL" fo:font-style="normal" fo:font-weight="normal" officeooo:rsid="0606216d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Ubuntu4" fo:font-size="10pt" fo:language="nl" fo:country="NL" fo:font-style="normal" fo:font-weight="normal" officeooo:rsid="06846455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Ubuntu4" fo:font-size="10pt" fo:language="nl" fo:country="NL" fo:font-style="normal" fo:font-weight="normal" officeooo:rsid="06b8e052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Ubuntu4" fo:font-size="10pt" fo:language="nl" fo:country="NL" fo:font-style="normal" fo:font-weight="normal" officeooo:rsid="0883d157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Ubuntu4" fo:font-size="10pt" fo:language="nl" fo:country="NL" fo:font-style="normal" fo:font-weight="normal" officeooo:rsid="08d8d27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Ubuntu4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Ubuntu4" fo:font-size="10pt" fo:language="nl" fo:country="NL" fo:font-style="normal" fo:font-weight="normal" officeooo:rsid="09b9f78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62d2c5d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6bdd0c4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5a47374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59284c3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9d06bc7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9dbcce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9dd5aba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a303e2d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a30ff60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a3279b0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4" fo:language="nl" fo:country="NL" fo:font-style="normal" style:text-underline-style="none" fo:font-weight="bold" officeooo:rsid="05b252d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4" fo:language="nl" fo:country="NL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4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style:text-line-through-style="none" style:text-line-through-type="none" fo:language="nl" fo:country="NL" fo:font-style="normal" style:text-underline-style="none" officeooo:rsid="08a6328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style:text-line-through-style="none" style:text-line-through-type="none" fo:language="nl" fo:country="NL" fo:font-style="normal" style:text-underline-style="none" officeooo:rsid="004804ae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fo:language="nl" fo:country="NL" fo:font-style="normal" style:text-underline-style="none" fo:font-weight="normal" officeooo:rsid="050b160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fo:language="nl" fo:country="NL" fo:font-style="normal" style:text-underline-style="none" fo:font-weight="normal" officeooo:rsid="087b00b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fo:color="#000000" style:text-line-through-style="none" style:text-line-through-type="none" fo:language="nl" fo:country="NL" fo:font-style="normal" style:text-underline-style="none" officeooo:rsid="08d502c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3" style:family="text">
      <style:text-properties fo:color="#000000" style:text-line-through-style="none" style:text-line-through-type="none" fo:language="nl" fo:country="NL" fo:font-style="normal" style:text-underline-style="none" officeooo:rsid="092e017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4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5" style:family="text">
      <style:text-properties fo:color="#000000" style:text-line-through-style="none" style:text-line-through-type="none" fo:language="nl" fo:country="NL" fo:font-style="normal" style:text-underline-style="none" officeooo:rsid="0946324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officeooo:rsid="094819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96232c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9625aa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963670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976676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986850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98ad57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99887d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998a4f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998e16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officeooo:rsid="097baef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99d141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9a1cc1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988096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9a0c48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a1ae74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bold" officeooo:rsid="0a12b9e1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style:font-name="Ubuntu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style:font-name="Ubuntu4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style:font-name="Ubuntu4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style:font-name="Ubuntu4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style:font-name="Ubuntu4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style:font-name="Ubuntu4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style:font-name="Ubuntu4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style:font-name="Ubuntu4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style:font-name="Ubuntu4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style:font-name="Ubuntu4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style:font-name="Ubuntu4" fo:font-size="12pt" fo:language="nl" fo:country="NL" fo:font-weight="normal" officeooo:rsid="0527244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style:font-name="Ubuntu4" fo:font-size="12pt" fo:language="nl" fo:country="NL" fo:font-weight="normal" officeooo:rsid="0526a1f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style:font-name="Ubuntu4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style:font-name="Ubuntu4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style:font-name="Ubuntu4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style:font-name="Ubuntu4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style:font-name="Ubuntu4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style:font-name="Ubuntu4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style:font-name="Ubuntu4" fo:font-size="12pt" fo:language="nl" fo:country="NL" fo:font-style="normal" fo:font-weight="normal" officeooo:rsid="0a1e10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style:font-name="Ubuntu4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5" style:family="text">
      <style:text-properties fo:color="#000000" style:font-name="Ubuntu4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6" style:family="text">
      <style:text-properties fo:color="#000000" style:font-name="Ubuntu4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style:font-name="Ubuntu4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8" style:family="text">
      <style:text-properties fo:color="#000000" style:font-name="Ubuntu4" fo:font-size="12pt" style:text-underline-style="none" fo:font-weight="normal" style:font-size-asian="12pt" style:font-weight-asian="normal" style:font-size-complex="12pt" style:font-weight-complex="normal"/>
    </style:style>
    <style:style style:name="T259" style:family="text">
      <style:text-properties fo:color="#000000" style:font-name="Ubuntu4" fo:font-size="12pt" style:text-underline-style="none" officeooo:rsid="057e0008" style:font-size-asian="12pt" style:font-size-complex="12pt"/>
    </style:style>
    <style:style style:name="T260" style:family="text">
      <style:text-properties fo:color="#000000" style:font-name="Ubuntu4" fo:font-size="12pt" style:text-underline-style="none" officeooo:rsid="067ff87e" style:font-size-asian="12pt" style:font-size-complex="12pt"/>
    </style:style>
    <style:style style:name="T261" style:family="text">
      <style:text-properties fo:color="#000000" style:font-name="Ubuntu4" fo:font-size="12pt" style:text-underline-style="none" officeooo:rsid="06807e83" style:font-size-asian="12pt" style:font-size-complex="12pt"/>
    </style:style>
    <style:style style:name="T262" style:family="text">
      <style:text-properties fo:color="#000000" style:font-name="Ubuntu4" fo:font-size="12pt" style:text-underline-style="none" officeooo:rsid="0588721b" style:font-size-asian="12pt" style:font-size-complex="12pt"/>
    </style:style>
    <style:style style:name="T263" style:family="text">
      <style:text-properties fo:color="#000000" style:font-name="Ubuntu4" fo:font-size="12pt" style:text-underline-style="none" officeooo:rsid="050aa1f1" style:font-size-asian="12pt" style:font-size-complex="12pt"/>
    </style:style>
    <style:style style:name="T264" style:family="text">
      <style:text-properties fo:color="#000000" style:font-name="Ubuntu4" fo:font-size="12pt" style:text-underline-style="none" officeooo:rsid="0941f476" style:font-size-asian="12pt" style:font-size-complex="12pt"/>
    </style:style>
    <style:style style:name="T265" style:family="text">
      <style:text-properties fo:color="#000000" style:font-name="Ubuntu4" fo:font-size="12pt" style:font-size-asian="12pt" style:font-size-complex="12pt"/>
    </style:style>
    <style:style style:name="T266" style:family="text">
      <style:text-properties fo:color="#000000" style:font-name="Ubuntu4" fo:font-size="12pt" officeooo:rsid="004804ae" style:font-size-asian="12pt" style:font-size-complex="12pt"/>
    </style:style>
    <style:style style:name="T267" style:family="text">
      <style:text-properties fo:color="#000000" style:font-name="Ubuntu4" fo:font-size="12pt" officeooo:rsid="01657261" style:font-size-asian="12pt" style:font-size-complex="12pt"/>
    </style:style>
    <style:style style:name="T268" style:family="text">
      <style:text-properties fo:color="#000000" style:font-name="Ubuntu4" fo:font-size="12pt" officeooo:rsid="0382ccb7" style:font-size-asian="12pt" style:font-size-complex="12pt"/>
    </style:style>
    <style:style style:name="T269" style:family="text">
      <style:text-properties fo:color="#000000" style:font-name="Ubuntu4" fo:font-size="12pt" officeooo:rsid="03045141" style:font-size-asian="12pt" style:font-size-complex="12pt"/>
    </style:style>
    <style:style style:name="T270" style:family="text">
      <style:text-properties fo:color="#000000" style:font-name="Ubuntu4" fo:font-size="12pt" officeooo:rsid="0305e7c0" style:font-size-asian="12pt" style:font-size-complex="12pt"/>
    </style:style>
    <style:style style:name="T271" style:family="text">
      <style:text-properties fo:color="#000000" style:text-underline-style="none" officeooo:rsid="0588721b" style:font-size-asian="12pt" style:font-size-complex="12pt"/>
    </style:style>
    <style:style style:name="T272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3" style:family="text">
      <style:text-properties style:text-line-through-style="none" style:text-line-through-type="none" style:font-name="Ubuntu4" fo:font-size="12pt" style:text-underline-style="none" fo:font-weight="normal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Ubuntu4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Ubuntu4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Ubuntu4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Ubuntu4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Ubuntu4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Ubuntu4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Ubuntu4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Ubuntu4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Ubuntu4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Ubuntu4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Ubuntu4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Ubuntu4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Ubuntu4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Ubuntu4" fo:font-size="12pt" style:text-underline-style="none" fo:font-weight="normal" officeooo:rsid="0894475e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Ubuntu4" fo:font-size="12pt" style:text-underline-style="none" fo:font-weight="normal" officeooo:rsid="0895525b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Ubuntu4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Ubuntu4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Ubuntu4" fo:font-size="12pt" style:text-underline-style="none" fo:font-weight="normal" officeooo:rsid="097e6e95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Ubuntu4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Ubuntu4" fo:font-size="12pt" style:text-underline-style="none" fo:font-weight="normal" officeooo:rsid="09a9676b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Ubuntu4" fo:font-size="12pt" style:text-underline-style="none" fo:font-weight="normal" officeooo:rsid="05960b2f" style:font-name-asian="DejaVu Sans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Ubuntu4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Ubuntu4" fo:font-size="12pt" style:text-underline-style="none" style:font-size-asian="12pt" style:font-size-complex="12pt"/>
    </style:style>
    <style:style style:name="T297" style:family="text">
      <style:text-properties style:text-line-through-style="none" style:text-line-through-type="none" style:font-name="Ubuntu4" fo:font-size="12pt" style:text-underline-style="none" officeooo:rsid="0055eeeb" style:font-size-asian="12pt" style:font-size-complex="12pt"/>
    </style:style>
    <style:style style:name="T298" style:family="text">
      <style:text-properties style:text-line-through-style="none" style:text-line-through-type="none" style:font-name="Ubuntu4" fo:font-size="12pt" style:text-underline-style="none" officeooo:rsid="0015c265" style:font-size-asian="12pt" style:font-size-complex="12pt"/>
    </style:style>
    <style:style style:name="T299" style:family="text">
      <style:text-properties style:text-line-through-style="none" style:text-line-through-type="none" style:font-name="Ubuntu4" fo:font-size="12pt" style:text-underline-style="none" officeooo:rsid="05789dad" style:font-size-asian="12pt" style:font-size-complex="12pt"/>
    </style:style>
    <style:style style:name="T300" style:family="text">
      <style:text-properties style:text-line-through-style="none" style:text-line-through-type="none" style:font-name="Ubuntu4" fo:font-size="12pt" style:text-underline-style="none" officeooo:rsid="00bddfbe" style:font-size-asian="12pt" style:font-size-complex="12pt"/>
    </style:style>
    <style:style style:name="T301" style:family="text">
      <style:text-properties style:text-line-through-style="none" style:text-line-through-type="none" style:font-name="Ubuntu4" fo:font-size="12pt" style:text-underline-style="none" officeooo:rsid="057a5164" style:font-size-asian="12pt" style:font-size-complex="12pt"/>
    </style:style>
    <style:style style:name="T302" style:family="text">
      <style:text-properties style:text-line-through-style="none" style:text-line-through-type="none" style:font-name="Ubuntu4" fo:font-size="12pt" style:text-underline-style="none" officeooo:rsid="0353fa6c" style:font-size-asian="12pt" style:font-size-complex="12pt"/>
    </style:style>
    <style:style style:name="T303" style:family="text">
      <style:text-properties style:text-line-through-style="none" style:text-line-through-type="none" style:font-name="Ubuntu4" fo:font-size="12pt" style:text-underline-style="none" officeooo:rsid="0371cd02" style:font-size-asian="12pt" style:font-size-complex="12pt"/>
    </style:style>
    <style:style style:name="T304" style:family="text">
      <style:text-properties style:text-line-through-style="none" style:text-line-through-type="none" style:font-name="Ubuntu4" fo:font-size="12pt" style:text-underline-style="none" officeooo:rsid="06a75228" style:font-size-asian="12pt" style:font-size-complex="12pt"/>
    </style:style>
    <style:style style:name="T305" style:family="text">
      <style:text-properties style:text-line-through-style="none" style:text-line-through-type="none" style:font-name="Ubuntu4" fo:font-size="12pt" style:text-underline-style="none" officeooo:rsid="0895525b" style:font-size-asian="12pt" style:font-size-complex="12pt"/>
    </style:style>
    <style:style style:name="T306" style:family="text">
      <style:text-properties style:text-line-through-style="none" style:text-line-through-type="none" style:font-name="Ubuntu4" fo:font-size="12pt" fo:language="nl" fo:country="NL" fo:font-style="normal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08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09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10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11" style:family="text">
      <style:text-properties style:text-line-through-style="none" style:text-line-through-type="none" fo:language="nl" fo:country="NL" fo:font-style="normal" fo:font-weight="normal" officeooo:rsid="0982fcef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style:use-window-font-color="true"/>
    </style:style>
    <style:style style:name="T313" style:family="text">
      <style:text-properties style:use-window-font-color="true" style:text-line-through-style="none" style:text-line-through-type="none" style:font-name="Ubuntu4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style:text-line-through-style="none" style:text-line-through-type="none" style:font-name="Ubuntu4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style:text-line-through-style="none" style:text-line-through-type="none" style:font-name="Ubuntu4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style:font-name="Ubuntu4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style:font-name="Ubuntu4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style:font-name="Ubuntu4" fo:font-size="12pt" fo:language="nl" fo:country="NL" officeooo:rsid="0a32b942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style:font-name="Ubuntu4" fo:font-size="12pt" fo:language="nl" fo:country="NL" officeooo:rsid="0a3456c7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style:font-name="Ubuntu4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style:font-name="Ubuntu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style:font-name="Ubuntu4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style:font-name="Ubuntu4" fo:font-size="12pt" fo:language="nl" fo:country="N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style:font-name="Ubuntu4" fo:font-size="12pt" fo:language="nl" fo:country="NL" fo:font-weight="normal" officeooo:rsid="09dfe12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style:font-name="Ubuntu4" fo:font-size="12pt" fo:language="nl" fo:country="NL" fo:font-weight="normal" officeooo:rsid="0a35ce0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style:font-name="Ubuntu4" fo:font-size="12pt" fo:language="nl" fo:country="NL" fo:font-weight="normal" officeooo:rsid="0a374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style:font-name="Ubuntu4" fo:font-size="12pt" fo:language="nl" fo:country="NL" fo:font-style="normal" officeooo:rsid="065d015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style:font-name="Ubuntu4" fo:font-size="12pt" fo:language="nl" fo:country="NL" fo:font-style="normal" officeooo:rsid="066184e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style:font-name="Ubuntu4" fo:font-size="12pt" fo:language="nl" fo:country="NL" fo:font-style="normal" officeooo:rsid="0a3456c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style:font-name="Ubuntu4" fo:font-size="12pt" fo:language="nl" fo:country="NL" fo:font-style="normal" officeooo:rsid="0a35ce0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style:font-name="Ubuntu4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style:font-name="Ubuntu4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style:font-name="Ubuntu4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style:font-name="Ubuntu4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style:use-window-font-color="true" style:font-name="Ubuntu4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style:font-name="Ubuntu4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style:font-name="Ubuntu4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style:font-name="Ubuntu4" fo:font-size="12pt" fo:language="nl" fo:country="NL" style:text-underline-style="dotted" style:text-underline-width="auto" style:text-underline-color="font-color" fo:font-weight="normal" officeooo:rsid="09dfe12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4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41" style:family="text">
      <style:text-properties style:use-window-font-color="true" fo:language="nl" fo:country="NL" officeooo:rsid="0a3456c7" style:font-size-asian="12pt" style:language-asian="nl" style:country-asian="NL" style:font-name-complex="Bitstream Vera Sans" style:font-size-complex="12pt"/>
    </style:style>
    <style:style style:name="T342" style:family="text">
      <style:text-properties style:use-window-font-color="true" fo:language="nl" fo:country="NL" officeooo:rsid="0a35ce09" style:font-size-asian="12pt" style:language-asian="nl" style:country-asian="NL" style:font-name-complex="Bitstream Vera Sans" style:font-size-complex="12pt"/>
    </style:style>
    <style:style style:name="T343" style:family="text">
      <style:text-properties style:use-window-font-color="true" officeooo:rsid="047da547"/>
    </style:style>
    <style:style style:name="T344" style:family="text">
      <style:text-properties fo:font-size="12pt" style:font-size-asian="12pt" style:font-size-complex="12pt"/>
    </style:style>
    <style:style style:name="T345" style:family="text">
      <style:text-properties fo:font-size="12pt" officeooo:rsid="02eddb5a" style:font-size-asian="12pt" style:font-size-complex="12pt"/>
    </style:style>
    <style:style style:name="T346" style:family="text">
      <style:text-properties fo:font-size="12pt" officeooo:rsid="064c9632" style:font-size-asian="12pt" style:font-size-complex="12pt"/>
    </style:style>
    <style:style style:name="T347" style:family="text">
      <style:text-properties officeooo:rsid="047fb57c"/>
    </style:style>
    <style:style style:name="T348" style:family="text">
      <style:text-properties officeooo:rsid="047da547"/>
    </style:style>
    <style:style style:name="T349" style:family="text">
      <style:text-properties style:font-size-asian="12pt" style:font-size-complex="12pt"/>
    </style:style>
    <style:style style:name="T350" style:family="text">
      <style:text-properties officeooo:rsid="0462b983" style:font-size-asian="12pt" style:font-size-complex="12pt"/>
    </style:style>
    <style:style style:name="T351" style:family="text">
      <style:text-properties officeooo:rsid="01657261" style:font-size-asian="12pt" style:font-size-complex="12pt"/>
    </style:style>
    <style:style style:name="T352" style:family="text">
      <style:text-properties officeooo:rsid="00bddfbe" style:font-size-asian="12pt" style:font-size-complex="12pt"/>
    </style:style>
    <style:style style:name="T353" style:family="text">
      <style:text-properties officeooo:rsid="04473353"/>
    </style:style>
    <style:style style:name="T354" style:family="text">
      <style:text-properties officeooo:rsid="059284c3"/>
    </style:style>
    <style:style style:name="T355" style:family="text">
      <style:text-properties fo:font-weight="normal" style:font-weight-asian="normal" style:font-weight-complex="normal"/>
    </style:style>
    <style:style style:name="T356" style:family="text">
      <style:text-properties fo:font-weight="normal" officeooo:rsid="059284c3" style:font-weight-asian="normal" style:font-weight-complex="normal"/>
    </style:style>
    <style:style style:name="T357" style:family="text">
      <style:text-properties officeooo:rsid="06049971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officeooo:rsid="059284c3" style:font-weight-asian="bold" style:font-weight-complex="bold"/>
    </style:style>
    <style:style style:name="T360" style:family="text">
      <style:text-properties fo:font-weight="bold" officeooo:rsid="06049971" style:font-weight-asian="bold" style:font-weight-complex="bold"/>
    </style:style>
    <style:style style:name="T361" style:family="text">
      <style:text-properties fo:color="#000080" style:text-line-through-style="none" style:text-line-through-type="none" style:font-name="Ubuntu4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2" style:family="text">
      <style:text-properties officeooo:rsid="0892d3fd" style:font-weight-asian="normal" style:font-size-complex="12pt" style:font-weight-complex="normal"/>
    </style:style>
    <style:style style:name="T363" style:family="text">
      <style:text-properties officeooo:rsid="09a7d94e" style:font-weight-asian="normal" style:font-size-complex="12pt" style:font-weight-complex="normal"/>
    </style:style>
    <style:style style:name="T364" style:family="text">
      <style:text-properties officeooo:rsid="0914746c"/>
    </style:style>
    <style:style style:name="T365" style:family="text">
      <style:text-properties officeooo:rsid="092843b3"/>
    </style:style>
    <style:style style:name="T366" style:family="text">
      <style:text-properties officeooo:rsid="050aa1f1"/>
    </style:style>
    <style:style style:name="T367" style:family="text">
      <style:text-properties officeooo:rsid="05903285"/>
    </style:style>
    <style:style style:name="T368" style:family="text">
      <style:text-properties officeooo:rsid="0594b105"/>
    </style:style>
    <style:style style:name="T369" style:family="text">
      <style:text-properties officeooo:rsid="0970b103"/>
    </style:style>
    <style:style style:name="T370" style:family="text">
      <style:text-properties officeooo:rsid="0973d717"/>
    </style:style>
    <style:style style:name="T371" style:family="text">
      <style:text-properties officeooo:rsid="099c0436"/>
    </style:style>
    <style:style style:name="T372" style:family="text">
      <style:text-properties fo:font-size="11pt" style:font-size-asian="11pt" style:font-size-complex="11pt"/>
    </style:style>
    <style:style style:name="T373" style:family="text">
      <style:text-properties fo:font-size="11pt" officeooo:rsid="09ab376a" style:font-size-asian="11pt" style:font-size-complex="11pt"/>
    </style:style>
    <style:style style:name="T374" style:family="text">
      <style:text-properties fo:font-size="11pt" officeooo:rsid="09afb7cf" style:font-size-asian="11pt" style:font-size-complex="11pt"/>
    </style:style>
    <style:style style:name="T375" style:family="text">
      <style:text-properties fo:font-size="10.5pt" style:font-size-asian="10.5pt" style:font-size-complex="10.5pt"/>
    </style:style>
    <style:style style:name="T376" style:family="text">
      <style:text-properties fo:font-size="10.5pt" officeooo:rsid="09ab376a" style:font-size-asian="10.5pt" style:font-size-complex="10.5pt"/>
    </style:style>
    <style:style style:name="T377" style:family="text">
      <style:text-properties fo:font-size="10.5pt" officeooo:rsid="09ae53f2" style:font-size-asian="10.5pt" style:font-size-complex="10.5pt"/>
    </style:style>
    <style:style style:name="T378" style:family="text">
      <style:text-properties officeooo:rsid="0a142e78"/>
    </style:style>
    <style:style style:name="T379" style:family="text">
      <style:text-properties fo:font-style="italic" officeooo:rsid="06049971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Strong_20_Emphasis"><text:span text:style-name="T241">C</text:span></text:span><text:span text:style-name="Strong_20_Emphasis"><text:span text:style-name="T235">hecklist voor </text:span></text:span><text:span text:style-name="Strong_20_Emphasis"><text:span text:style-name="T236">het</text:span></text:span><text:span text:style-name="Strong_20_Emphasis"><text:span text:style-name="T235"> install</text:span></text:span><text:span text:style-name="Strong_20_Emphasis"><text:span text:style-name="T236">eren</text:span></text:span><text:span text:style-name="Strong_20_Emphasis"><text:span text:style-name="T235"> van </text:span></text:span><text:reference-mark-start text:name="Distributie"/><text:span text:style-name="Strong_20_Emphasis"><text:span text:style-name="T239">Ubuntu</text:span></text:span><text:reference-mark-end text:name="Distributie"/><text:span text:style-name="Strong_20_Emphasis"><text:span text:style-name="T239"> </text:span></text:span><text:reference-mark-start text:name="Versie"/><text:span text:style-name="Strong_20_Emphasis"><text:span text:style-name="T239">1</text:span></text:span><text:span text:style-name="Strong_20_Emphasis"><text:span text:style-name="T244">8.04 LTS</text:span></text:span><text:reference-mark-end text:name="Versie"/><text:span text:style-name="Strong_20_Emphasis"><text:span text:style-name="T237"><text:note text:id="ftn1" text:note-class="footnote"><text:note-citation>1</text:note-citation><text:note-body><text:p text:style-name="P22">Deze versie heeft codenaam Bionic Beaver en is een zogenaamde LTS-versie (Long-Term Support, langetermijnondersteuning). Een LTS-versie verschijnt iedere twee jaar en wordt, vanaf vrijgave, bij Ubuntu <text:span text:style-name="T369">10 jaar </text:span>ondersteund (tot april 202<text:span text:style-name="T370">3 gratis, daarna vijf jaar met betaling</text:span>).</text:p></text:note-body></text:note></text:span></text:span><text:span text:style-name="Strong_20_Emphasis"><text:span text:style-name="T237"> </text:span></text:span><text:reference-mark-start text:name="Editie"/><text:span text:style-name="Strong_20_Emphasis"><text:span text:style-name="T238">desktop</text:span></text:span><text:reference-mark-end text:name="Editie"/><text:span text:style-name="Strong_20_Emphasis"><text:span text:style-name="T240">.</text:span></text:span></text:p>
      <text:p text:style-name="P2"/>
      <text:p text:style-name="P15"><text:span text:style-name="T32">Kijk op</text:span><text:span text:style-name="T235"> </text:span><text:a xlink:type="simple" xlink:href="https://karelzimmer.nl/" text:style-name="Internet_20_link" text:visited-style-name="Visited_20_Internet_20_Link"><text:span text:style-name="Internet_20_link"><text:span text:style-name="T3">karelzimmer.nl</text:span></text:span></text:a><text:span text:style-name="T235"> </text:span><text:span text:style-name="T313">voor</text:span><text:span text:style-name="T314"> </text:span><text:span text:style-name="T315">deze en andere </text:span><text:span text:style-name="T33">checklists, scripts, en overige bestanden.</text:span></text:p>
      <text:p text:style-name="P10"/>
      <text:p text:style-name="P11"/>
      <text:p text:style-name="P35">V<text:span text:style-name="T347">ul de waarden in achter de </text:span><text:span text:style-name="Definition"><text:span text:style-name="T348">schuingedrukte</text:span></text:span> <text:span text:style-name="T348">woorden </text:span><text:span text:style-name="T343">(zie toelichting)</text:span><text:span text:style-name="T348">:</text:span></text:p>
      <text:p text:style-name="P6"><text:span text:style-name="Definition"><text:span text:style-name="T317">g</text:span></text:span><text:span text:style-name="Definition"><text:span text:style-name="T316">ebruiker</text:span></text:span><text:span text:style-name="Definition"><text:span text:style-name="T320"><text:tab/><text:tab/></text:span></text:span><text:span text:style-name="Definition"><text:span text:style-name="T312"> <text:tab/></text:span></text:span><text:span text:style-name="Definition"><text:span text:style-name="T338"> <text:s text:c="62"/></text:span></text:span><text:span text:style-name="Definition"><text:span text:style-name="T324"><text:s/></text:span></text:span><text:span text:style-name="T322">(</text:span><text:span text:style-name="T339">volledige naam, bijv. Jan Stek</text:span><text:span text:style-name="T340">)</text:span></text:p>
      <text:p text:style-name="P7"><text:span text:style-name="Definition"><text:span text:style-name="T317">g</text:span></text:span><text:span text:style-name="Definition"><text:span text:style-name="T316">ebruikersnaam<text:tab/></text:span></text:span><text:span text:style-name="Definition"><text:span text:style-name="T338"> <text:s text:c="62"/></text:span></text:span><text:span text:style-name="Definition"><text:span text:style-name="T324"><text:s/></text:span></text:span><text:span text:style-name="T328">(</text:span><text:span text:style-name="T327">korte naam, bijv</text:span><text:span text:style-name="T330">oorbeeld</text:span><text:span text:style-name="T327"> jan</text:span><text:span text:style-name="T328">)</text:span></text:p>
      <text:p text:style-name="P7"><text:span text:style-name="Definition"><text:span text:style-name="T337">c</text:span></text:span><text:span text:style-name="Definition"><text:span text:style-name="T336">omputernaam<text:tab/></text:span></text:span><text:span text:style-name="Definition"><text:span text:style-name="T338"> <text:s text:c="62"/></text:span></text:span><text:span text:style-name="Definition"><text:span text:style-name="T324"><text:s/></text:span></text:span><text:span text:style-name="Definition"><text:span text:style-name="T333">(</text:span></text:span><text:span text:style-name="Definition"><text:span text:style-name="T331">unieke naam van de compute</text:span></text:span><text:span text:style-name="Definition"><text:span text:style-name="T332">r</text:span></text:span><text:span text:style-name="Definition"><text:span text:style-name="T333">)</text:span></text:span></text:p>
      <text:p text:style-name="P7"><text:span text:style-name="Definition"><text:span text:style-name="T317">o</text:span></text:span><text:span text:style-name="Definition"><text:span text:style-name="T316">pstartmenu</text:span></text:span><text:span text:style-name="Definition"><text:span text:style-name="T321"><text:tab/><text:tab/></text:span></text:span><text:span text:style-name="Definition"><text:span text:style-name="T338"> <text:s text:c="62"/></text:span></text:span><text:span text:style-name="Definition"><text:span text:style-name="T324"><text:s/></text:span></text:span><text:span text:style-name="Definition"><text:span text:style-name="T333">(</text:span></text:span><text:span text:style-name="Definition"><text:span text:style-name="T331">to</text:span></text:span><text:span text:style-name="Definition"><text:span text:style-name="T334">ets voor het opstartmedium</text:span></text:span><text:span text:style-name="Definition"><text:span text:style-name="T335">)</text:span></text:span></text:p>
      <text:p text:style-name="P7"><text:span text:style-name="Definition"><text:span text:style-name="T317">i</text:span></text:span><text:span text:style-name="Definition"><text:span text:style-name="T316">nstellingen</text:span></text:span><text:span text:style-name="T321"><text:tab/> <text:tab/></text:span><text:span text:style-name="Definition"><text:span text:style-name="T338"> <text:s text:c="62"/></text:span></text:span><text:span text:style-name="Definition"><text:span text:style-name="T324"><text:s/></text:span></text:span><text:span text:style-name="T322">(</text:span><text:span text:style-name="T323">toets voor het BIOS- </text:span><text:span text:style-name="T326">of</text:span><text:span text:style-name="T325"> </text:span><text:span text:style-name="T323">UEFI-scherm</text:span><text:span text:style-name="T322">)</text:span></text:p>
      <text:p text:style-name="P8"><text:span text:style-name="Definition"><text:span text:style-name="T318">andere </text:span></text:span><text:span text:style-name="Definition"><text:span text:style-name="T317">g</text:span></text:span><text:span text:style-name="Definition"><text:span text:style-name="T316">ebruiker</text:span></text:span><text:span text:style-name="Definition"><text:span text:style-name="T338"> <text:s text:c="62"/></text:span></text:span><text:span text:style-name="Definition"><text:span text:style-name="T324"><text:tab/></text:span></text:span><text:span text:style-name="T322">(</text:span><text:span text:style-name="T339">volledige naam </text:span><text:span text:style-name="T341">evt. andere gebr</text:span><text:span text:style-name="T342">uiker</text:span><text:span text:style-name="T340">)</text:span></text:p>
      <text:p text:style-name="P9"><text:span text:style-name="Definition"><text:span text:style-name="T318">andere </text:span></text:span><text:span text:style-name="Definition"><text:span text:style-name="T317">g</text:span></text:span><text:span text:style-name="Definition"><text:span text:style-name="T319">ebr</text:span></text:span><text:span text:style-name="Definition"><text:span text:style-name="T316">.nm.<text:tab/></text:span></text:span><text:span text:style-name="Definition"><text:span text:style-name="T338"> <text:s text:c="62"/></text:span></text:span><text:span text:style-name="Definition"><text:span text:style-name="T324"><text:s/></text:span></text:span><text:span text:style-name="T328">(</text:span><text:span text:style-name="T327">korte naam </text:span><text:span text:style-name="T329">evt. andere gebr</text:span><text:span text:style-name="T330">uiker</text:span><text:span text:style-name="T328">)</text:span></text:p>
      <text:p text:style-name="P36">Vervang <text:span text:style-name="T364">de</text:span> <text:span text:style-name="Definition"><text:span text:style-name="T348">schuingedrukte</text:span></text:span> <text:span text:style-name="T348">woorden </text:span>in deze checklist door <text:span text:style-name="T348">boven</text:span>staande waarden.</text:p>
      <text:p text:style-name="P1"/>
      <text:p text:style-name="P4"><text:span text:style-name="Strong_20_Emphasis"><text:span text:style-name="T247"/></text:span></text:p>
      <text:p text:style-name="P19"><text:span text:style-name="T34">□ <text:s/></text:span><text:span text:style-name="T249">Nog niet op Linux?<text:tab/></text:span><text:span text:style-name="T272"></text:span><text:span text:style-name="T254"> </text:span><text:span text:style-name="T255">G</text:span><text:span text:style-name="T250">ebruik Checklist migratie op </text:span><text:a xlink:type="simple" xlink:href="https://karelzimer.nl/" text:style-name="Internet_20_link" text:visited-style-name="Visited_20_Internet_20_Link"><text:span text:style-name="Internet_20_link"><text:span text:style-name="T28">karelzimmer.nl</text:span></text:span></text:a><text:span text:style-name="T251"> onder </text:span><text:span text:style-name="T257">Linux</text:span><text:span text:style-name="T252">.</text:span></text:p>
      <text:p text:style-name="P18"><text:span text:style-name="T253">□ <text:s/></text:span><text:span text:style-name="T252">Nieuwe installatie?<text:tab/></text:span><text:span text:style-name="T272"></text:span><text:span text:style-name="T256"> </text:span><text:span text:style-name="T255">B</text:span><text:span text:style-name="T252">egin bij hoofdstuk </text:span><text:span text:style-name="T252"><text:bookmark-ref text:reference-format="page" text:ref-name="__RefNumPara__3993_1260064311">2</text:bookmark-ref></text:span><text:span text:style-name="T252">.</text:span><text:span text:style-name="T248"><text:line-break/></text:span></text:p>
      <text:p text:style-name="P3"><text:span text:style-name="Strong_20_Emphasis"><text:span text:style-name="T247"/></text:span></text:p>
      <text:list xml:id="list1792478641" text:style-name="L1">
        <text:list-item>
          <text:p text:style-name="P39"><text:span text:style-name="T248">Installatie voorbereiden</text:span><text:span text:style-name="T1"><text:line-break/></text:span></text:p>
          <text:list>
            <text:list-item>
              <text:p text:style-name="P40"><text:span text:style-name="T1">Aanmelden als </text:span><text:span text:style-name="Definition"><text:span text:style-name="T349">gebruike</text:span></text:span><text:span text:style-name="Definition"><text:span text:style-name="T350">r</text:span></text:span><text:span text:style-name="Definition"><text:span text:style-name="T350"><text:text-input text:description=""/></text:span></text:span><text:span text:style-name="T2">.</text:span></text:p>
              <text:p text:style-name="P62"/>
            </text:list-item>
            <text:list-item>
              <text:p text:style-name="P41"><text:span text:style-name="Strong_20_Emphasis"><text:span text:style-name="T104">Installeer</text:span></text:span><text:span text:style-name="Strong_20_Emphasis"><text:span text:style-name="T94"> de scripts via </text:span></text:span><text:span text:style-name="Strong_20_Emphasis"><text:span text:style-name="T105">het starten van </text:span></text:span><text:span text:style-name="Strong_20_Emphasis"><text:span text:style-name="T231">Firefox </text:span></text:span><text:span text:style-name="Strong_20_Emphasis"><text:span text:style-name="T220">webbrowser</text:span></text:span><text:span text:style-name="Strong_20_Emphasis"><text:span text:style-name="T104">, ga naar </text:span></text:span><text:a xlink:type="simple" xlink:href="https://karelzimmer.nl/" text:style-name="Internet_20_link" text:visited-style-name="Visited_20_Internet_20_Link"><text:span text:style-name="Internet_20_link"><text:span text:style-name="T311">karelzimmer.nl</text:span></text:span></text:a><text:span text:style-name="Strong_20_Emphasis"><text:span text:style-name="T104">, klik op </text:span></text:span><text:span text:style-name="Strong_20_Emphasis"><text:span text:style-name="T220">Linux</text:span></text:span><text:span text:style-name="Strong_20_Emphasis"><text:span text:style-name="T104">, </text:span></text:span><text:span text:style-name="Strong_20_Emphasis"><text:span text:style-name="T105">klik onder </text:span></text:span><text:span text:style-name="Strong_20_Emphasis"><text:span text:style-name="T226">SCRIPTS</text:span></text:span><text:span text:style-name="Strong_20_Emphasis"><text:span text:style-name="T105"> </text:span></text:span><text:span text:style-name="Strong_20_Emphasis"><text:span text:style-name="T104">op </text:span></text:span><text:span text:style-name="Strong_20_Emphasis"><text:span text:style-name="T221">I</text:span></text:span><text:span text:style-name="Strong_20_Emphasis"><text:span text:style-name="T223">NSTALLEER SCRIPTS</text:span></text:span><text:span text:style-name="Strong_20_Emphasis"><text:span text:style-name="T104">, </text:span></text:span><text:span text:style-name="Strong_20_Emphasis"><text:span text:style-name="T112">kies </text:span></text:span><text:span text:style-name="Strong_20_Emphasis"><text:span text:style-name="T228">O</text:span></text:span><text:span text:style-name="Strong_20_Emphasis"><text:span text:style-name="T229">pen</text:span></text:span><text:span text:style-name="Strong_20_Emphasis"><text:span text:style-name="T228">en</text:span></text:span><text:span text:style-name="Strong_20_Emphasis"><text:span text:style-name="T112"> </text:span></text:span><text:span text:style-name="Strong_20_Emphasis"><text:span text:style-name="T106">met</text:span></text:span><text:span text:style-name="Strong_20_Emphasis"><text:span text:style-name="T220"> Software-installatie </text:span></text:span><text:span text:style-name="Strong_20_Emphasis"><text:span text:style-name="T225">(standaard)</text:span></text:span><text:span text:style-name="Strong_20_Emphasis"><text:span text:style-name="T104"> </text:span></text:span><text:span text:style-name="Strong_20_Emphasis"><text:span text:style-name="T107">en klik op </text:span></text:span><text:span text:style-name="Strong_20_Emphasis"><text:span text:style-name="T227">OK</text:span></text:span><text:span text:style-name="Strong_20_Emphasis"><text:span text:style-name="T108">, klik </text:span></text:span><text:span text:style-name="Strong_20_Emphasis"><text:span text:style-name="T110">d</text:span></text:span><text:span text:style-name="Strong_20_Emphasis"><text:span text:style-name="T108">aarna op </text:span></text:span><text:span text:style-name="Strong_20_Emphasis"><text:span text:style-name="T221">Installe</text:span></text:span><text:span text:style-name="Strong_20_Emphasis"><text:span text:style-name="T222">r</text:span></text:span><text:span text:style-name="Strong_20_Emphasis"><text:span text:style-name="T221">e</text:span></text:span><text:span text:style-name="Strong_20_Emphasis"><text:span text:style-name="T222">n</text:span></text:span><text:span text:style-name="Strong_20_Emphasis"><text:span text:style-name="T94"><text:note text:id="ftn2" text:note-class="footnote"><text:note-citation>2</text:note-citation><text:note-body><text:p text:style-name="P23">Of start het <text:span text:style-name="T358">Terminalvanster</text:span> <text:span text:style-name="T371">met</text:span> <text:span text:style-name="T358">Ctrl</text:span> + <text:span text:style-name="T358">Alt</text:span> + <text:span text:style-name="T358">T</text:span> en voer uit: <text:span text:style-name="User_20_Entry"><text:span text:style-name="T376">wget</text:span></text:span><text:span text:style-name="User_20_Entry"><text:span text:style-name="T375"> -</text:span></text:span><text:span text:style-name="User_20_Entry"><text:span text:style-name="T376">O-</text:span></text:span><text:span text:style-name="User_20_Entry"><text:span text:style-name="T375"> karelzimmer.nl/</text:span></text:span><text:span text:style-name="User_20_Entry"><text:span text:style-name="T377">s</text:span></text:span><text:span text:style-name="User_20_Entry"><text:span text:style-name="T375">|bash</text:span></text:span></text:p></text:note-body></text:note></text:span></text:span><text:span text:style-name="Strong_20_Emphasis"><text:span text:style-name="T107">.</text:span></text:span></text:p>
            </text:list-item>
            <text:list-item>
              <text:p text:style-name="P42"><text:span text:style-name="Strong_20_Emphasis"><text:span text:style-name="T77">Volg de aanwijzingen op het scherm.</text:span></text:span></text:p>
              <text:p text:style-name="P43"><text:span text:style-name="Strong_20_Emphasis"><text:span text:style-name="T77"/></text:span></text:p>
            </text:list-item>
            <text:list-item>
              <text:p text:style-name="P42"><text:span text:style-name="Strong_20_Emphasis"><text:span text:style-name="T80">Bereid de installatie voor </text:span></text:span><text:span text:style-name="Strong_20_Emphasis"><text:span text:style-name="T94">via </text:span></text:span><text:span text:style-name="Strong_20_Emphasis"><text:span text:style-name="T113">het activiteiten-overzicht</text:span></text:span><text:span text:style-name="Strong_20_Emphasis"><text:span text:style-name="T113"><text:note text:id="ftn3" text:note-class="footnote"><text:note-citation>3</text:note-citation><text:note-body><text:p text:style-name="Footnote"><text:span text:style-name="T378">K</text:span>lik op <text:span text:style-name="T358">Activiteiten</text:span> (linksboven) of druk kort op de Windows/Apple-toets</text:p></text:note-body></text:note></text:span></text:span><text:span text:style-name="Strong_20_Emphasis"><text:span text:style-name="T93">,</text:span></text:span><text:span text:style-name="Strong_20_Emphasis"><text:span text:style-name="T96"> </text:span></text:span><text:span text:style-name="Strong_20_Emphasis"><text:span text:style-name="T97">typ </text:span></text:span><text:span text:style-name="Strong_20_Emphasis"><text:span text:style-name="T141">sta</text:span></text:span><text:span text:style-name="Strong_20_Emphasis"><text:span text:style-name="T93"> </text:span></text:span><text:span text:style-name="Strong_20_Emphasis"><text:span text:style-name="T99">e</text:span></text:span><text:span text:style-name="Strong_20_Emphasis"><text:span text:style-name="T94">n </text:span></text:span><text:span text:style-name="Strong_20_Emphasis"><text:span text:style-name="T95">k</text:span></text:span><text:span text:style-name="Strong_20_Emphasis"><text:span text:style-name="T99">lik op</text:span></text:span><text:span text:style-name="Strong_20_Emphasis"><text:span text:style-name="T94"> <text:line-break/></text:span></text:span><text:span text:style-name="Strong_20_Emphasis"><text:span text:style-name="T211">Start H</text:span></text:span><text:span text:style-name="Strong_20_Emphasis"><text:span text:style-name="T217">i</text:span></text:span><text:span text:style-name="Strong_20_Emphasis"><text:span text:style-name="T211">e</text:span></text:span><text:span text:style-name="Strong_20_Emphasis"><text:span text:style-name="T218">r</text:span></text:span><text:span text:style-name="Strong_20_Emphasis"><text:span text:style-name="T98">.</text:span></text:span></text:p>
            </text:list-item>
            <text:list-item>
              <text:p text:style-name="P42"><text:span text:style-name="Strong_20_Emphasis"><text:span text:style-name="T91">K</text:span></text:span><text:span text:style-name="Strong_20_Emphasis"><text:span text:style-name="T84">ie</text:span></text:span><text:span text:style-name="Strong_20_Emphasis"><text:span text:style-name="T82">s</text:span></text:span><text:span text:style-name="Strong_20_Emphasis"><text:span text:style-name="T77"> </text:span></text:span><text:span text:style-name="Strong_20_Emphasis"><text:span text:style-name="T215">2</text:span></text:span><text:span text:style-name="Strong_20_Emphasis"><text:span text:style-name="T187"> – </text:span></text:span><text:span text:style-name="Strong_20_Emphasis"><text:span text:style-name="T208">Installatie voorbereiden</text:span></text:span><text:span text:style-name="Strong_20_Emphasis"><text:span text:style-name="T78"><text:note text:id="ftn4" text:note-class="footnote"><text:note-citation>4</text:note-citation><text:note-body><text:p text:style-name="P27"><text:span text:style-name="T354">Of kies </text:span><text:span text:style-name="T359">5 – Menu Opdrachten</text:span><text:span text:style-name="T354"> en start eerst </text:span><text:span text:style-name="T359">5</text:span><text:span text:style-name="T19"> – </text:span><text:span text:style-name="T17">lsi</text:span><text:span text:style-name="T9">nsta</text:span><text:span text:style-name="T10">l</text:span><text:span text:style-name="T8"> en </text:span><text:span text:style-name="T24">daarna</text:span><text:span text:style-name="T8"> </text:span><text:span text:style-name="T14">1</text:span><text:span text:style-name="T19"> – </text:span><text:span text:style-name="T17">b</text:span><text:span text:style-name="T9">ackup</text:span><text:span text:style-name="T354">.</text:span></text:p></text:note-body></text:note></text:span></text:span><text:span text:style-name="Strong_20_Emphasis"><text:span text:style-name="T100">.</text:span></text:span></text:p>
            </text:list-item>
            <text:list-item>
              <text:p text:style-name="P42"><text:span text:style-name="Strong_20_Emphasis"><text:span text:style-name="T77">Volg de aanwijzingen op het scherm.</text:span></text:span></text:p>
            </text:list-item>
          </text:list>
        </text:list-item>
        <text:list-item>
          <text:p text:style-name="P64"><text:bookmark-start text:name="__RefNumPara__3993_1260064311"/>Installatie uitvoeren<text:bookmark-end text:name="__RefNumPara__3993_1260064311"/></text:p>
          <text:list>
            <text:list-header>
              <text:p text:style-name="P30"><text:span text:style-name="Strong_20_Emphasis"><text:span text:style-name="T258"/></text:span></text:p>
            </text:list-header>
            <text:list-item>
              <text:p text:style-name="P31"><text:span text:style-name="T265">Start de computer op vanaf </text:span><text:span text:style-name="T266">een </text:span><text:span text:style-name="T266"><text:reference-ref text:reference-format="text" text:ref-name="Distributie">Ubuntu</text:reference-ref></text:span><text:span text:style-name="T266"><text:s/></text:span><text:span text:style-name="T265"><text:reference-ref text:reference-format="text" text:ref-name="Versie">18.04 LTS</text:reference-ref></text:span><text:span text:style-name="T146"><text:s/></text:span><text:span text:style-name="T146"><text:reference-ref text:reference-format="text" text:ref-name="Editie">desktop</text:reference-ref></text:span><text:span text:style-name="T146"><text:s/></text:span><text:reference-mark-start text:name="Bitbreedtes"/><text:span text:style-name="Strong_20_Emphasis"><text:span text:style-name="T145">64-bit</text:span></text:span><text:reference-mark-end text:name="Bitbreedtes"/><text:span text:style-name="Strong_20_Emphasis"><text:span text:style-name="T4"> </text:span></text:span><text:span text:style-name="T146">Live</text:span><text:span text:style-name="T146"><text:note text:id="ftn5" text:note-class="footnote"><text:note-citation>1</text:note-citation><text:note-body><text:p text:style-name="P21"><text:span text:style-name="T353">Vanaf ee</text:span>n Live <text:reference-ref text:reference-format="text" text:ref-name="Medium">USB-stick of DVD</text:reference-ref><text:span text:style-name="T7"><text:s/></text:span>kunt <text:span text:style-name="T353">u opstarten en</text:span> met <text:reference-ref text:reference-format="text" text:ref-name="Distributie">Ubuntu</text:reference-ref><text:s/>werken zonder deze te installeren.</text:p></text:note-body></text:note></text:span><text:span text:style-name="T146"> <text:s/></text:span><text:reference-mark-start text:name="Medium"/><text:span text:style-name="T149">USB-stick of DVD</text:span><text:reference-mark-end text:name="Medium"/><text:span text:style-name="T146"><text:note text:id="ftn6" text:note-class="footnote"><text:note-citation>2</text:note-citation><text:note-body><text:p text:style-name="P25"><text:span text:style-name="Strong_20_Emphasis"><text:span text:style-name="T150">Maak een opstartbare USB-stick aan </text:span></text:span><text:span text:style-name="Strong_20_Emphasis"><text:span text:style-name="T156">met een beeldbestand (.iso) </text:span></text:span><text:span text:style-name="Strong_20_Emphasis"><text:span text:style-name="T157">en </text:span></text:span><text:span text:style-name="Strong_20_Emphasis"><text:span text:style-name="T156">een USB-stick </text:span></text:span><text:span text:style-name="Strong_20_Emphasis"><text:span text:style-name="T155">(minimaal 2 GB). </text:span></text:span><text:span text:style-name="Strong_20_Emphasis"><text:span text:style-name="T161">Start </text:span></text:span><text:span text:style-name="Strong_20_Emphasis"><text:span text:style-name="T166">Opstartschijf aanmaken</text:span></text:span><text:span text:style-name="Strong_20_Emphasis"><text:span text:style-name="T163"> </text:span></text:span><text:span text:style-name="Strong_20_Emphasis"><text:span text:style-name="T164">(</text:span></text:span><text:span text:style-name="Strong_20_Emphasis"><text:span text:style-name="T163">via </text:span></text:span><text:span text:style-name="Strong_20_Emphasis"><text:span text:style-name="T167">Activiteiten</text:span></text:span><text:span text:style-name="Strong_20_Emphasis"><text:span text:style-name="T163">) </text:span></text:span><text:span text:style-name="Strong_20_Emphasis"><text:span text:style-name="T156">of </text:span></text:span><text:span text:style-name="Strong_20_Emphasis"><text:span text:style-name="T162">gebruik </text:span></text:span><text:span text:style-name="Strong_20_Emphasis"><text:span text:style-name="T151">het programma balenaEtche</text:span></text:span><text:span text:style-name="Strong_20_Emphasis"><text:span text:style-name="T165">r</text:span></text:span><text:span text:style-name="Strong_20_Emphasis"><text:span text:style-name="T151"> </text:span></text:span><text:span text:style-name="Strong_20_Emphasis"><text:span text:style-name="T153">(</text:span></text:span><text:a xlink:type="simple" xlink:href="https://www.balena.io/etcher/" text:style-name="Internet_20_link" text:visited-style-name="Visited_20_Internet_20_Link"><text:span text:style-name="Strong_20_Emphasis"><text:span text:style-name="T361">etcher.io</text:span></text:span></text:a><text:span text:style-name="Strong_20_Emphasis"><text:span text:style-name="T153">). <text:line-break/></text:span></text:span><text:span text:style-name="Strong_20_Emphasis"><text:span text:style-name="T151">balenaEtche</text:span></text:span><text:span text:style-name="Strong_20_Emphasis"><text:span text:style-name="T165">r</text:span></text:span><text:span text:style-name="Strong_20_Emphasis"><text:span text:style-name="T158"> is</text:span></text:span><text:span text:style-name="Strong_20_Emphasis"><text:span text:style-name="T153"> </text:span></text:span><text:span text:style-name="Strong_20_Emphasis"><text:span text:style-name="T156">beschikbaar voor </text:span></text:span><text:span text:style-name="Strong_20_Emphasis"><text:span text:style-name="T152">Windows, </text:span></text:span><text:span text:style-name="Strong_20_Emphasis"><text:span text:style-name="T159">OS X</text:span></text:span><text:span text:style-name="Strong_20_Emphasis"><text:span text:style-name="T151">, </text:span></text:span><text:span text:style-name="Strong_20_Emphasis"><text:span text:style-name="T153">en </text:span></text:span><text:span text:style-name="Strong_20_Emphasis"><text:span text:style-name="T160">GNU/</text:span></text:span><text:span text:style-name="Strong_20_Emphasis"><text:span text:style-name="T151">Linux</text:span></text:span><text:span text:style-name="Strong_20_Emphasis"><text:span text:style-name="T154">.</text:span></text:span></text:p></text:note-body></text:note></text:span><text:span text:style-name="T146">.</text:span></text:p>
            </text:list-item>
            <text:list-item>
              <text:p text:style-name="P31"><text:span text:style-name="T147">Opstartmenu/</text:span><text:span text:style-name="T148">boot menu</text:span><text:span text:style-name="T147"> </text:span><text:span text:style-name="T146">via </text:span><text:span text:style-name="Definition"><text:span text:style-name="T351">opstartmenu</text:span></text:span><text:span text:style-name="T265">, </text:span><text:span text:style-name="T267">instellingen/</text:span><text:span text:style-name="T268">setup</text:span><text:span text:style-name="T265"> via </text:span><text:span text:style-name="Definition"><text:span text:style-name="T351">instellingen</text:span></text:span><text:span text:style-name="T265">. </text:span><text:span text:style-name="T269">Druk </text:span><text:span text:style-name="T270">tijdens het opstarten </text:span><text:span text:style-name="T269">op een willekeurige toets voor meer opties.</text:span></text:p>
              <text:p text:style-name="P63"/>
            </text:list-item>
            <text:list-item>
              <text:p text:style-name="P32"><text:span text:style-name="Strong_20_Emphasis"><text:span text:style-name="T70">Als </text:span></text:span><text:span text:style-name="Strong_20_Emphasis"><text:span text:style-name="T57">het burea</text:span></text:span><text:span text:style-name="Strong_20_Emphasis"><text:span text:style-name="T60">u</text:span></text:span><text:span text:style-name="Strong_20_Emphasis"><text:span text:style-name="T57">blad verschijnt, open </text:span></text:span><text:span text:style-name="Strong_20_Emphasis"><text:span text:style-name="T199">Install </text:span></text:span><text:span text:style-name="Strong_20_Emphasis"><text:span text:style-name="T200"><text:reference-ref text:reference-format="text" text:ref-name="Distributie">Ubuntu</text:reference-ref></text:span></text:span><text:span text:style-name="Strong_20_Emphasis"><text:span text:style-name="T200"><text:s/></text:span></text:span><text:span text:style-name="Strong_20_Emphasis"><text:span text:style-name="T199"><text:reference-ref text:reference-format="text" text:ref-name="Versie">18.04 LTS</text:reference-ref></text:span></text:span><text:span text:style-name="Strong_20_Emphasis"><text:span text:style-name="T55">.</text:span></text:span></text:p>
              <text:p text:style-name="P32"><text:span text:style-name="Strong_20_Emphasis"><text:span text:style-name="T54"/></text:span></text:p>
            </text:list-item>
            <text:list-item>
              <text:p text:style-name="P32"><text:span text:style-name="Strong_20_Emphasis"><text:span text:style-name="T44">Op het </text:span></text:span><text:span text:style-name="Strong_20_Emphasis"><text:span text:style-name="T50">scherm </text:span></text:span><text:span text:style-name="Strong_20_Emphasis"><text:span text:style-name="T193">Wel</text:span></text:span><text:span text:style-name="Strong_20_Emphasis"><text:span text:style-name="T198">come</text:span></text:span><text:span text:style-name="Strong_20_Emphasis"><text:span text:style-name="T51"> </text:span></text:span><text:span text:style-name="Strong_20_Emphasis"><text:span text:style-name="T44">kies </text:span></text:span><text:span text:style-name="Strong_20_Emphasis"><text:span text:style-name="T137">Nederlands</text:span></text:span><text:span text:style-name="Strong_20_Emphasis"><text:span text:style-name="T32"> en klik op</text:span></text:span><text:span text:style-name="Strong_20_Emphasis"><text:span text:style-name="T40"> </text:span></text:span><text:span text:style-name="Strong_20_Emphasis"><text:span text:style-name="T138">Verder</text:span></text:span><text:span text:style-name="Strong_20_Emphasis"><text:span text:style-name="T32">.<text:line-break/></text:span></text:span></text:p>
            </text:list-item>
            <text:list-item>
              <text:p text:style-name="P44"><text:span text:style-name="Strong_20_Emphasis"><text:span text:style-name="T126">O</text:span></text:span><text:span text:style-name="Strong_20_Emphasis"><text:span text:style-name="T127">p </text:span></text:span><text:span text:style-name="Strong_20_Emphasis"><text:span text:style-name="T128">het </text:span></text:span><text:span text:style-name="Strong_20_Emphasis"><text:span text:style-name="T129">scherm </text:span></text:span><text:span text:style-name="Strong_20_Emphasis"><text:span text:style-name="T191">Toetsenbord</text:span></text:span><text:span text:style-name="Strong_20_Emphasis"><text:span text:style-name="T192">indeling</text:span></text:span><text:span text:style-name="Strong_20_Emphasis"><text:span text:style-name="T129"> </text:span></text:span><text:span text:style-name="Strong_20_Emphasis"><text:span text:style-name="T130">controleer </text:span></text:span><text:span text:style-name="Strong_20_Emphasis"><text:span text:style-name="T131">de </text:span></text:span><text:span text:style-name="Strong_20_Emphasis"><text:span text:style-name="T130">toetsenbordindeling </text:span></text:span><text:span text:style-name="Strong_20_Emphasis"><text:span text:style-name="T132">en </text:span></text:span><text:span text:style-name="Strong_20_Emphasis"><text:span text:style-name="T126">klik </text:span></text:span><text:span text:style-name="Strong_20_Emphasis"><text:span text:style-name="T129">op </text:span></text:span><text:span text:style-name="Strong_20_Emphasis"><text:span text:style-name="T144">Verder</text:span></text:span><text:span text:style-name="Strong_20_Emphasis"><text:span text:style-name="T129">.</text:span></text:span></text:p>
              <text:p text:style-name="P44"/>
            </text:list-item>
            <text:list-item>
              <text:p text:style-name="P45"><text:span text:style-name="Strong_20_Emphasis"><text:span text:style-name="T70">Als </text:span></text:span><text:span text:style-name="Strong_20_Emphasis"><text:span text:style-name="T57">het </text:span></text:span><text:span text:style-name="Strong_20_Emphasis"><text:span text:style-name="T43">het scherm </text:span></text:span><text:span text:style-name="Strong_20_Emphasis"><text:span text:style-name="T190">Draadloos</text:span></text:span><text:span text:style-name="Strong_20_Emphasis"><text:span text:style-name="T43"> </text:span></text:span><text:span text:style-name="Strong_20_Emphasis"><text:span text:style-name="T57">verschijnt, </text:span></text:span><text:span text:style-name="Strong_20_Emphasis"><text:span text:style-name="T45">kies</text:span></text:span><text:span text:style-name="Strong_20_Emphasis"><text:span text:style-name="T43"> </text:span></text:span><text:span text:style-name="Strong_20_Emphasis"><text:span text:style-name="T45">een draadloos netwerk, maak </text:span></text:span><text:span text:style-name="Strong_20_Emphasis"><text:span text:style-name="T32">verbinding, </text:span></text:span><text:span text:style-name="Strong_20_Emphasis"><text:span text:style-name="T46">en klik</text:span></text:span><text:span text:style-name="Strong_20_Emphasis"><text:span text:style-name="T32"> </text:span></text:span><text:span text:style-name="Strong_20_Emphasis"><text:span text:style-name="T38">op </text:span></text:span><text:span text:style-name="Strong_20_Emphasis"><text:span text:style-name="T138">Verder</text:span></text:span><text:span text:style-name="Strong_20_Emphasis"><text:span text:style-name="T32">.<text:line-break/></text:span></text:span></text:p>
            </text:list-item>
            <text:list-item>
              <text:p text:style-name="P40"><text:span text:style-name="Strong_20_Emphasis"><text:span text:style-name="T47">O</text:span></text:span><text:span text:style-name="Strong_20_Emphasis"><text:span text:style-name="T41">p het scherm </text:span></text:span><text:span text:style-name="Strong_20_Emphasis"><text:span text:style-name="T194">Bijgewerkte pakketten en andere programmatuur</text:span></text:span><text:span text:style-name="Strong_20_Emphasis"><text:span text:style-name="T188"> </text:span></text:span><text:span text:style-name="T32">klik op </text:span><text:span text:style-name="Strong_20_Emphasis"><text:span text:style-name="T137">Verder</text:span></text:span><text:span text:style-name="Strong_20_Emphasis"><text:span text:style-name="T32">.</text:span></text:span></text:p>
              <text:p text:style-name="P40"><text:span text:style-name="Strong_20_Emphasis"><text:span text:style-name="T32"/></text:span></text:p>
            </text:list-item>
            <text:list-item>
              <text:p text:style-name="P40"><text:span text:style-name="Strong_20_Emphasis"><text:span text:style-name="T47">O</text:span></text:span><text:span text:style-name="Strong_20_Emphasis"><text:span text:style-name="T42">p het scherm </text:span></text:span><text:span text:style-name="Strong_20_Emphasis"><text:span text:style-name="T189">Installatietype</text:span></text:span><text:span text:style-name="Strong_20_Emphasis"><text:span text:style-name="T123"> </text:span></text:span><text:span text:style-name="Strong_20_Emphasis"><text:span text:style-name="T135">selecteer</text:span></text:span><text:span text:style-name="Strong_20_Emphasis"><text:span text:style-name="T124"> </text:span></text:span><text:span text:style-name="Strong_20_Emphasis"><text:span text:style-name="T274">het gewenste </text:span></text:span><text:span text:style-name="Strong_20_Emphasis"><text:span text:style-name="T297">Installatie type</text:span></text:span><text:span text:style-name="Strong_20_Emphasis"><text:span text:style-name="T274">.</text:span></text:span><text:span text:style-name="T274"><text:line-break/></text:span><text:span text:style-name="Emphasis"><text:span text:style-name="T363">Aa</text:span></text:span><text:span text:style-name="Emphasis"><text:span text:style-name="T362">nbevolen</text:span></text:span><text:span text:style-name="T286"> wordt om </text:span><text:span text:style-name="T293">aan te vinken:</text:span><text:span text:style-name="T286"><text:line-break/></text:span><text:span text:style-name="Strong_20_Emphasis"><text:span text:style-name="T309">De nieuwe installatie van Ubuntu versleutelen voor de </text:span></text:span><text:span text:style-name="Strong_20_Emphasis"><text:span text:style-name="T310">veiligheid</text:span></text:span><text:span text:style-name="T286">, </text:span><text:span text:style-name="T293">en</text:span><text:span text:style-name="T291"> </text:span><text:span text:style-name="T293">ook </text:span><text:span text:style-name="Strong_20_Emphasis"><text:span text:style-name="T309">LVM gebruiken bij de nieuwe installatie<text:tab/>van Ubuntu</text:span></text:span><text:span text:style-name="T286"> </text:span><text:span text:style-name="T287">wordt </text:span><text:span text:style-name="T293">dan </text:span><text:span text:style-name="T289">aangevinkt.<text:line-break/></text:span><text:span text:style-name="T292">K</text:span><text:span text:style-name="T35">lik op </text:span><text:span text:style-name="Strong_20_Emphasis"><text:span text:style-name="T139">Verder</text:span></text:span><text:span text:style-name="Strong_20_Emphasis"><text:span text:style-name="T35">.<text:line-break/></text:span></text:span></text:p>
            </text:list-item>
            <text:list-item>
              <text:p text:style-name="P40"><text:span text:style-name="Strong_20_Emphasis"><text:span text:style-name="T62">Geef </text:span></text:span><text:span text:style-name="Strong_20_Emphasis"><text:span text:style-name="T64">indien gevraagd </text:span></text:span><text:span text:style-name="Strong_20_Emphasis"><text:span text:style-name="T62">de be</text:span></text:span><text:span text:style-name="Strong_20_Emphasis"><text:span text:style-name="T63">ve</text:span></text:span><text:span text:style-name="Strong_20_Emphasis"><text:span text:style-name="T62">iligingssleutel op, c</text:span></text:span><text:span text:style-name="Strong_20_Emphasis"><text:span text:style-name="T58">ontroleer de </text:span></text:span><text:span text:style-name="Strong_20_Emphasis"><text:span text:style-name="T61">voorgestelde </text:span></text:span><text:span text:style-name="Strong_20_Emphasis"><text:span text:style-name="T58">schijfindelin</text:span></text:span><text:span text:style-name="Strong_20_Emphasis"><text:span text:style-name="T59">g,</text:span></text:span><text:span text:style-name="Strong_20_Emphasis"><text:span text:style-name="T58"> </text:span></text:span><text:span text:style-name="Strong_20_Emphasis"><text:span text:style-name="T66">kies de gewenste schijf, </text:span></text:span><text:span text:style-name="Strong_20_Emphasis"><text:span text:style-name="T59">en </text:span></text:span><text:span text:style-name="Strong_20_Emphasis"><text:span text:style-name="T275">k</text:span></text:span><text:span text:style-name="Strong_20_Emphasis"><text:span text:style-name="T274">lik op </text:span></text:span><text:span text:style-name="Strong_20_Emphasis"><text:span text:style-name="T297">I</text:span></text:span><text:span text:style-name="Strong_20_Emphasis"><text:span text:style-name="T298">nstalle</text:span></text:span><text:span text:style-name="Strong_20_Emphasis"><text:span text:style-name="T297">e</text:span></text:span><text:span text:style-name="Strong_20_Emphasis"><text:span text:style-name="T298">r </text:span></text:span><text:span text:style-name="Strong_20_Emphasis"><text:span text:style-name="T297">nu</text:span></text:span><text:span text:style-name="Strong_20_Emphasis"><text:span text:style-name="T274">.<text:line-break/></text:span></text:span></text:p>
            </text:list-item>
            <text:list-item>
              <text:p text:style-name="P40"><text:span text:style-name="Strong_20_Emphasis"><text:span text:style-name="T47">O</text:span></text:span><text:span text:style-name="Strong_20_Emphasis"><text:span text:style-name="T42">p het scherm </text:span></text:span><text:span text:style-name="Strong_20_Emphasis"><text:span text:style-name="T189">Wilt u deze aanpassingen wegschrijven naar de schijven </text:span></text:span><text:span text:style-name="Strong_20_Emphasis"><text:span text:style-name="T48">controleer de </text:span></text:span><text:span text:style-name="Strong_20_Emphasis"><text:span text:style-name="T67">partities</text:span></text:span><text:span text:style-name="Strong_20_Emphasis"><text:span text:style-name="T48"> </text:span></text:span><text:span text:style-name="Strong_20_Emphasis"><text:span text:style-name="T68">die </text:span></text:span><text:span text:style-name="Strong_20_Emphasis"><text:span text:style-name="T69">geformatteerd</text:span></text:span><text:span text:style-name="Strong_20_Emphasis"><text:span text:style-name="T68"> worden </text:span></text:span><text:span text:style-name="Strong_20_Emphasis"><text:span text:style-name="T48">en </text:span></text:span><text:span text:style-name="Strong_20_Emphasis"><text:span text:style-name="T47">klik </text:span></text:span><text:span text:style-name="Strong_20_Emphasis"><text:span text:style-name="T35">op </text:span></text:span><text:span text:style-name="Strong_20_Emphasis"><text:span text:style-name="T139">Verder</text:span></text:span><text:span text:style-name="Strong_20_Emphasis"><text:span text:style-name="T35">.</text:span></text:span></text:p>
              <text:p text:style-name="P34"><text:span text:style-name="Strong_20_Emphasis"><text:span text:style-name="T273"/></text:span></text:p>
            </text:list-item>
            <text:list-item>
              <text:p text:style-name="P34"><text:span text:style-name="Strong_20_Emphasis"><text:span text:style-name="T282">O</text:span></text:span><text:span text:style-name="Strong_20_Emphasis"><text:span text:style-name="T277">p </text:span></text:span><text:span text:style-name="Strong_20_Emphasis"><text:span text:style-name="T278">het </text:span></text:span><text:span text:style-name="Strong_20_Emphasis"><text:span text:style-name="T279">scherm </text:span></text:span><text:span text:style-name="Strong_20_Emphasis"><text:span text:style-name="T307">Waar bevindt u zich?</text:span></text:span><text:span text:style-name="Strong_20_Emphasis"><text:span text:style-name="T279"> </text:span></text:span><text:span text:style-name="Strong_20_Emphasis"><text:span text:style-name="T284">controleer </text:span></text:span><text:span text:style-name="Strong_20_Emphasis"><text:span text:style-name="T285">de </text:span></text:span><text:span text:style-name="Strong_20_Emphasis"><text:span text:style-name="T284">locatie en </text:span></text:span><text:span text:style-name="Strong_20_Emphasis"><text:span text:style-name="T282">klik </text:span></text:span><text:span text:style-name="Strong_20_Emphasis"><text:span text:style-name="T279">op </text:span></text:span><text:span text:style-name="Strong_20_Emphasis"><text:span text:style-name="T299">Verder</text:span></text:span><text:span text:style-name="Strong_20_Emphasis"><text:span text:style-name="T279">.</text:span></text:span></text:p>
              <text:p text:style-name="P34"><text:span text:style-name="Strong_20_Emphasis"><text:span text:style-name="T279"/></text:span></text:p>
            </text:list-item>
            <text:list-item>
              <text:p text:style-name="P34"><text:span text:style-name="T304">Op </text:span><text:span text:style-name="T301">het </text:span><text:span text:style-name="T299">scherm </text:span><text:span text:style-name="Strong_20_Emphasis"><text:span text:style-name="T307">Wie bent u?</text:span></text:span><text:span text:style-name="T299"> </text:span><text:span text:style-name="T304">vul </text:span><text:span text:style-name="T302">in </text:span><text:span text:style-name="Strong_20_Emphasis"><text:span text:style-name="T305">Uw n</text:span></text:span><text:span text:style-name="Strong_20_Emphasis"><text:span text:style-name="T300">aam</text:span></text:span><text:span text:style-name="Strong_20_Emphasis"><text:span text:style-name="T276"> </text:span></text:span><text:span text:style-name="Definition"><text:span text:style-name="T352">gebruiker</text:span></text:span><text:span text:style-name="Strong_20_Emphasis"><text:span text:style-name="T280">, <text:line-break/></text:span></text:span><text:span text:style-name="Strong_20_Emphasis"><text:span text:style-name="T300">Naam </text:span></text:span><text:span text:style-name="Strong_20_Emphasis"><text:span text:style-name="T305">van uw </text:span></text:span><text:span text:style-name="Strong_20_Emphasis"><text:span text:style-name="T303">computer</text:span></text:span><text:span text:style-name="Definition"><text:span text:style-name="T5"> </text:span></text:span><text:span text:style-name="Definition"><text:span text:style-name="T352">computernaam</text:span></text:span><text:span text:style-name="Strong_20_Emphasis"><text:span text:style-name="T276">,<text:line-break/></text:span></text:span><text:span text:style-name="Strong_20_Emphasis"><text:span text:style-name="T305">Kies een g</text:span></text:span><text:span text:style-name="Strong_20_Emphasis"><text:span text:style-name="T303">ebruikersnaam</text:span></text:span><text:span text:style-name="Strong_20_Emphasis"><text:span text:style-name="T276"> </text:span></text:span><text:span text:style-name="Definition"><text:span text:style-name="T352">gebruikersnaam</text:span></text:span><text:span text:style-name="Strong_20_Emphasis"><text:span text:style-name="T276">,<text:line-break/></text:span></text:span><text:span text:style-name="Strong_20_Emphasis"><text:span text:style-name="T290">g</text:span></text:span><text:span text:style-name="Strong_20_Emphasis"><text:span text:style-name="T273">eef tweemaal een </text:span></text:span><text:span text:style-name="Strong_20_Emphasis"><text:span text:style-name="T296">wachtwoord</text:span></text:span><text:span text:style-name="Strong_20_Emphasis"><text:span text:style-name="T273">, </text:span></text:span><text:span text:style-name="Strong_20_Emphasis"><text:span text:style-name="T288">en</text:span></text:span><text:span text:style-name="Strong_20_Emphasis"><text:span text:style-name="T294"> </text:span></text:span><text:span text:style-name="Strong_20_Emphasis"><text:span text:style-name="T295">k</text:span></text:span><text:span text:style-name="Strong_20_Emphasis"><text:span text:style-name="T273">lik op </text:span></text:span><text:span text:style-name="Strong_20_Emphasis"><text:span text:style-name="T296">Verder</text:span></text:span><text:span text:style-name="Strong_20_Emphasis"><text:span text:style-name="T273">.</text:span></text:span></text:p>
              <text:p text:style-name="P34"><text:span text:style-name="Strong_20_Emphasis"><text:span text:style-name="T273"/></text:span></text:p>
            </text:list-item>
            <text:list-item>
              <text:p text:style-name="P34"><text:span text:style-name="Strong_20_Emphasis"><text:span text:style-name="T283">O</text:span></text:span><text:span text:style-name="Strong_20_Emphasis"><text:span text:style-name="T281">p het scherm </text:span></text:span><text:span text:style-name="Strong_20_Emphasis"><text:span text:style-name="T308">Installatie voltooid</text:span></text:span><text:span text:style-name="Strong_20_Emphasis"><text:span text:style-name="T281"> </text:span></text:span><text:span text:style-name="Strong_20_Emphasis"><text:span text:style-name="T283">klik </text:span></text:span><text:span text:style-name="Strong_20_Emphasis"><text:span text:style-name="T273">op </text:span></text:span><text:span text:style-name="Strong_20_Emphasis"><text:span text:style-name="T296">Nu herstarten</text:span></text:span><text:span text:style-name="Strong_20_Emphasis"><text:span text:style-name="T273">.</text:span></text:span></text:p>
              <text:p text:style-name="P34"><text:span text:style-name="Strong_20_Emphasis"><text:span text:style-name="T273"/></text:span></text:p>
            </text:list-item>
            <text:list-item>
              <text:p text:style-name="P33"><text:span text:style-name="Strong_20_Emphasis"><text:span text:style-name="T118">Verwijder </text:span></text:span><text:span text:style-name="Strong_20_Emphasis"><text:span text:style-name="T120">het </text:span></text:span><text:span text:style-name="Strong_20_Emphasis"><text:span text:style-name="T118">installatiemedium (</text:span></text:span><text:span text:style-name="Strong_20_Emphasis"><text:span text:style-name="T118"><text:reference-ref text:reference-format="text" text:ref-name="Medium">USB-stick of DVD</text:reference-ref></text:span></text:span><text:span text:style-name="Strong_20_Emphasis"><text:span text:style-name="T118">) </text:span></text:span><text:span text:style-name="Strong_20_Emphasis"><text:span text:style-name="T121">en</text:span></text:span><text:span text:style-name="Strong_20_Emphasis"><text:span text:style-name="T118"> </text:span></text:span><text:span text:style-name="Strong_20_Emphasis"><text:span text:style-name="T122">druk op Enter.</text:span></text:span></text:p>
            </text:list-item>
          </text:list>
        </text:list-item>
      </text:list>
      <text:p text:style-name="P5"><text:span text:style-name="Strong_20_Emphasis"><text:span text:style-name="T122"/></text:span></text:p>
      <text:list xml:id="list101022857241595" text:continue-numbering="true" text:style-name="L1">
        <text:list-item>
          <text:p text:style-name="P37"><text:span text:style-name="Strong_20_Emphasis"><text:span text:style-name="T49">Installatie </text:span></text:span><text:span text:style-name="Strong_20_Emphasis"><text:span text:style-name="T71">afronden</text:span></text:span></text:p>
          <text:list>
            <text:list-header>
              <text:p text:style-name="P40"><text:span text:style-name="Strong_20_Emphasis"><text:span text:style-name="T34"/></text:span></text:p>
            </text:list-header>
            <text:list-item>
              <text:p text:style-name="P46"><text:span text:style-name="Strong_20_Emphasis"><text:span text:style-name="T39">Als</text:span></text:span><text:span text:style-name="Strong_20_Emphasis"><text:span text:style-name="T52"> </text:span></text:span><text:span text:style-name="Strong_20_Emphasis"><text:span text:style-name="T195">De nieuwe installatie van Ubuntu versleutelen voor de </text:span></text:span><text:span text:style-name="Strong_20_Emphasis"><text:span text:style-name="T202">veiligheid</text:span></text:span><text:span text:style-name="Strong_20_Emphasis"><text:span text:style-name="T39"> </text:span></text:span><text:span text:style-name="Strong_20_Emphasis"><text:span text:style-name="T234">is aangegeven tijdens de installatie,</text:span></text:span><text:span text:style-name="Strong_20_Emphasis"><text:span text:style-name="T37"> </text:span></text:span><text:span text:style-name="Strong_20_Emphasis"><text:span text:style-name="T56">typ de </text:span></text:span><text:span text:style-name="Strong_20_Emphasis"><text:span text:style-name="T62">be</text:span></text:span><text:span text:style-name="Strong_20_Emphasis"><text:span text:style-name="T63">ve</text:span></text:span><text:span text:style-name="Strong_20_Emphasis"><text:span text:style-name="T62">iligingssleutel</text:span></text:span><text:span text:style-name="Strong_20_Emphasis"><text:span text:style-name="T56"> </text:span></text:span><text:span text:style-name="Strong_20_Emphasis"><text:span text:style-name="T65">en geef </text:span></text:span><text:span text:style-name="Strong_20_Emphasis"><text:span text:style-name="T56">Enter.</text:span></text:span></text:p>
              <text:p text:style-name="P40"><text:span text:style-name="Strong_20_Emphasis"><text:span text:style-name="T32"/></text:span></text:p>
            </text:list-item>
            <text:list-item>
              <text:p text:style-name="P47"><text:span text:style-name="Strong_20_Emphasis"><text:span text:style-name="T34">Aanmelden als </text:span></text:span><text:span text:style-name="Definition"><text:span text:style-name="T29">gebruiker</text:span></text:span><text:span text:style-name="Strong_20_Emphasis"><text:span text:style-name="T34">.</text:span></text:span></text:p>
              <text:p text:style-name="P40"><text:span text:style-name="Strong_20_Emphasis"><text:span text:style-name="T32"/></text:span></text:p>
            </text:list-item>
            <text:list-item>
              <text:p text:style-name="P48"><text:span text:style-name="Strong_20_Emphasis"><text:span text:style-name="T47">O</text:span></text:span><text:span text:style-name="Strong_20_Emphasis"><text:span text:style-name="T42">p het scherm </text:span></text:span><text:span text:style-name="Strong_20_Emphasis"><text:span text:style-name="T196">Wat is er nieuw in Ubuntu</text:span></text:span><text:span text:style-name="Strong_20_Emphasis"><text:span text:style-name="T123"> </text:span></text:span><text:span text:style-name="Strong_20_Emphasis"><text:span text:style-name="T133">lees de inhoud en klik op </text:span></text:span><text:span text:style-name="Strong_20_Emphasis"><text:span text:style-name="T196">Volgende</text:span></text:span><text:span text:style-name="Strong_20_Emphasis"><text:span text:style-name="T133">.</text:span></text:span></text:p>
              <text:p text:style-name="P48"><text:span text:style-name="Strong_20_Emphasis"><text:span text:style-name="T133"/></text:span></text:p>
            </text:list-item>
            <text:list-item>
              <text:p text:style-name="P48"><text:span text:style-name="Strong_20_Emphasis"><text:span text:style-name="T47">O</text:span></text:span><text:span text:style-name="Strong_20_Emphasis"><text:span text:style-name="T42">p het scherm </text:span></text:span><text:span text:style-name="Strong_20_Emphasis"><text:span text:style-name="T196">Livepatch</text:span></text:span><text:span text:style-name="Strong_20_Emphasis"><text:span text:style-name="T123">, </text:span></text:span><text:span text:style-name="Strong_20_Emphasis"><text:span text:style-name="T124">k</text:span></text:span><text:span text:style-name="Strong_20_Emphasis"><text:span text:style-name="T133">lik indien gewenst op </text:span></text:span><text:span text:style-name="Strong_20_Emphasis"><text:span text:style-name="T196">Livepatch instellen</text:span></text:span><text:span text:style-name="Strong_20_Emphasis"><text:span text:style-name="T133"> </text:span></text:span><text:span text:style-name="Strong_20_Emphasis"><text:span text:style-name="T134">en </text:span></text:span><text:span text:style-name="Strong_20_Emphasis"><text:span text:style-name="T133">volg de aanwijzingen, klik op </text:span></text:span><text:span text:style-name="Strong_20_Emphasis"><text:span text:style-name="T196">Volgende</text:span></text:span><text:span text:style-name="Strong_20_Emphasis"><text:span text:style-name="T133">.</text:span></text:span></text:p>
              <text:p text:style-name="P48"><text:span text:style-name="Strong_20_Emphasis"><text:span text:style-name="T133"/></text:span></text:p>
            </text:list-item>
            <text:list-item>
              <text:p text:style-name="P49"><text:span text:style-name="Strong_20_Emphasis"><text:span text:style-name="T47">O</text:span></text:span><text:span text:style-name="Strong_20_Emphasis"><text:span text:style-name="T42">p het scherm </text:span></text:span><text:span text:style-name="Strong_20_Emphasis"><text:span text:style-name="T197">Help mee om Ubuntu te verbeteren </text:span></text:span><text:span text:style-name="Strong_20_Emphasis"><text:span text:style-name="T133">klik op </text:span></text:span><text:span text:style-name="Strong_20_Emphasis"><text:span text:style-name="T196">Volgende</text:span></text:span><text:span text:style-name="Strong_20_Emphasis"><text:span text:style-name="T133">.</text:span></text:span></text:p>
              <text:p text:style-name="P49"><text:span text:style-name="Strong_20_Emphasis"><text:span text:style-name="T133"/></text:span></text:p>
            </text:list-item>
            <text:list-item>
              <text:p text:style-name="P49"><text:span text:style-name="Strong_20_Emphasis"><text:span text:style-name="T47">O</text:span></text:span><text:span text:style-name="Strong_20_Emphasis"><text:span text:style-name="T42">p het scherm </text:span></text:span><text:span text:style-name="Strong_20_Emphasis"><text:span text:style-name="T197">Klaar om te beginnen </text:span></text:span><text:span text:style-name="Strong_20_Emphasis"><text:span text:style-name="T133">klik op </text:span></text:span><text:span text:style-name="Strong_20_Emphasis"><text:span text:style-name="T196">Volgende</text:span></text:span><text:span text:style-name="Strong_20_Emphasis"><text:span text:style-name="T133">.<text:line-break/></text:span></text:span></text:p>
            </text:list-item>
            <text:list-item>
              <text:p text:style-name="P50"><text:span text:style-name="Strong_20_Emphasis"><text:span text:style-name="T36">Voeg </text:span></text:span><text:span text:style-name="Strong_20_Emphasis"><text:span text:style-name="T119">eventuele extra gebruikers </text:span></text:span><text:span text:style-name="Strong_20_Emphasis"><text:span text:style-name="T125">toe </text:span></text:span><text:span text:style-name="Strong_20_Emphasis"><text:span text:style-name="T117">met</text:span></text:span><text:span text:style-name="Strong_20_Emphasis"><text:span text:style-name="T115"> </text:span></text:span><text:span text:style-name="Strong_20_Emphasis"><text:span text:style-name="T140">Gebruikers</text:span></text:span><text:span text:style-name="Strong_20_Emphasis"><text:span text:style-name="T116">.</text:span></text:span></text:p>
              <text:p text:style-name="P51"><text:span text:style-name="Strong_20_Emphasis"><text:span text:style-name="T116"/></text:span></text:p>
            </text:list-item>
            <text:list-item>
              <text:p text:style-name="P52"><text:span text:style-name="Strong_20_Emphasis"><text:span text:style-name="T72">Controleer </text:span></text:span><text:span text:style-name="Strong_20_Emphasis"><text:span text:style-name="T73">of er updates zijn </text:span></text:span><text:span text:style-name="Strong_20_Emphasis"><text:span text:style-name="T74">via </text:span></text:span><text:span text:style-name="Strong_20_Emphasis"><text:span text:style-name="T76">het </text:span></text:span><text:span text:style-name="Strong_20_Emphasis"><text:span text:style-name="T113">activiteiten-overzicht</text:span></text:span><text:span text:style-name="Strong_20_Emphasis"><text:span text:style-name="T113"><text:note text:id="ftn7" text:note-class="footnote"><text:note-citation>1</text:note-citation><text:note-body><text:p text:style-name="Footnote"><text:span text:style-name="T378">K</text:span>lik op <text:span text:style-name="T358">Activiteiten</text:span> (linksboven) of druk kort op de Windows/Apple-toets</text:p></text:note-body></text:note></text:span></text:span><text:span text:style-name="Strong_20_Emphasis"><text:span text:style-name="T93">,</text:span></text:span><text:span text:style-name="Strong_20_Emphasis"><text:span text:style-name="T96"> </text:span></text:span><text:span text:style-name="Strong_20_Emphasis"><text:span text:style-name="T97">typ </text:span></text:span><text:span text:style-name="Strong_20_Emphasis"><text:span text:style-name="T142">upd</text:span></text:span><text:span text:style-name="Strong_20_Emphasis"><text:span text:style-name="T93"> </text:span></text:span><text:span text:style-name="Strong_20_Emphasis"><text:span text:style-name="T99">e</text:span></text:span><text:span text:style-name="Strong_20_Emphasis"><text:span text:style-name="T94">n </text:span></text:span><text:span text:style-name="Strong_20_Emphasis"><text:span text:style-name="T95">k</text:span></text:span><text:span text:style-name="Strong_20_Emphasis"><text:span text:style-name="T99">lik op</text:span></text:span><text:span text:style-name="Strong_20_Emphasis"><text:span text:style-name="T94"> </text:span></text:span><text:span text:style-name="Strong_20_Emphasis"><text:span text:style-name="T214">Updatebeheer</text:span></text:span><text:span text:style-name="Strong_20_Emphasis"><text:span text:style-name="T98">.</text:span></text:span></text:p>
            </text:list-item>
            <text:list-item>
              <text:p text:style-name="P53"><text:span text:style-name="T264">Als</text:span><text:span text:style-name="T260"> </text:span><text:span text:style-name="T261">er </text:span><text:span text:style-name="T260">updates beschikbaar zijn, k</text:span><text:span text:style-name="T262">lik op </text:span><text:span text:style-name="Strong_20_Emphasis"><text:span text:style-name="T271">Nu installeren</text:span></text:span><text:span text:style-name="T262">.</text:span></text:p>
            </text:list-item>
            <text:list-item>
              <text:p text:style-name="P54"><text:span text:style-name="T263">A</text:span>ls <text:span text:style-name="Strong_20_Emphasis"><text:span text:style-name="T259">Updatebeheer </text:span></text:span>hierom vraagt, <text:span text:style-name="T366">h</text:span>erstart <text:span text:style-name="T367">de</text:span> computer <text:span text:style-name="T368">en daarna weer aanmelden als </text:span><text:span text:style-name="Definition"><text:span text:style-name="T26">gebruiker</text:span></text:span>.</text:p>
              <text:p text:style-name="P55"><text:span text:style-name="Strong_20_Emphasis"><text:span text:style-name="T104"/></text:span></text:p>
            </text:list-item>
            <text:list-item>
              <text:p text:style-name="P56"><text:span text:style-name="Strong_20_Emphasis"><text:span text:style-name="T104">Installeer</text:span></text:span><text:span text:style-name="Strong_20_Emphasis"><text:span text:style-name="T94"> de scripts via </text:span></text:span><text:span text:style-name="Strong_20_Emphasis"><text:span text:style-name="T105">het starten van </text:span></text:span><text:span text:style-name="Strong_20_Emphasis"><text:span text:style-name="T231">Firefox </text:span></text:span><text:span text:style-name="Strong_20_Emphasis"><text:span text:style-name="T220">webbrowser</text:span></text:span><text:span text:style-name="Strong_20_Emphasis"><text:span text:style-name="T104">, ga naar </text:span></text:span><text:a xlink:type="simple" xlink:href="https://karelzimmer.nl/" text:style-name="Internet_20_link" text:visited-style-name="Visited_20_Internet_20_Link"><text:span text:style-name="Internet_20_link"><text:span text:style-name="T311">karelzimmer.nl</text:span></text:span></text:a><text:span text:style-name="Strong_20_Emphasis"><text:span text:style-name="T104">, klik op </text:span></text:span><text:span text:style-name="Strong_20_Emphasis"><text:span text:style-name="T220">Linux</text:span></text:span><text:span text:style-name="Strong_20_Emphasis"><text:span text:style-name="T104">, </text:span></text:span><text:span text:style-name="Strong_20_Emphasis"><text:span text:style-name="T105">klik onder </text:span></text:span><text:span text:style-name="Strong_20_Emphasis"><text:span text:style-name="T226">SCRIPTS</text:span></text:span><text:span text:style-name="Strong_20_Emphasis"><text:span text:style-name="T105"> </text:span></text:span><text:span text:style-name="Strong_20_Emphasis"><text:span text:style-name="T104">op </text:span></text:span><text:span text:style-name="Strong_20_Emphasis"><text:span text:style-name="T221">I</text:span></text:span><text:span text:style-name="Strong_20_Emphasis"><text:span text:style-name="T224">NSTALLEER SCRIPTS</text:span></text:span><text:span text:style-name="Strong_20_Emphasis"><text:span text:style-name="T104">, </text:span></text:span><text:span text:style-name="Strong_20_Emphasis"><text:span text:style-name="T111">kies </text:span></text:span><text:span text:style-name="Strong_20_Emphasis"><text:span text:style-name="T230">O</text:span></text:span><text:span text:style-name="Strong_20_Emphasis"><text:span text:style-name="T229">pen</text:span></text:span><text:span text:style-name="Strong_20_Emphasis"><text:span text:style-name="T230">en</text:span></text:span><text:span text:style-name="Strong_20_Emphasis"><text:span text:style-name="T111"> met</text:span></text:span><text:span text:style-name="Strong_20_Emphasis"><text:span text:style-name="T220"> Software-installatie </text:span></text:span><text:span text:style-name="Strong_20_Emphasis"><text:span text:style-name="T225">(standaard)</text:span></text:span><text:span text:style-name="Strong_20_Emphasis"><text:span text:style-name="T104"> </text:span></text:span><text:span text:style-name="Strong_20_Emphasis"><text:span text:style-name="T107">en klik op </text:span></text:span><text:span text:style-name="Strong_20_Emphasis"><text:span text:style-name="T227">OK</text:span></text:span><text:span text:style-name="Strong_20_Emphasis"><text:span text:style-name="T107">, </text:span></text:span><text:span text:style-name="Strong_20_Emphasis"><text:span text:style-name="T109">kl</text:span></text:span><text:span text:style-name="Strong_20_Emphasis"><text:span text:style-name="T107">ik </text:span></text:span><text:span text:style-name="Strong_20_Emphasis"><text:span text:style-name="T109">daarna </text:span></text:span><text:span text:style-name="Strong_20_Emphasis"><text:span text:style-name="T107">op </text:span></text:span><text:span text:style-name="Strong_20_Emphasis"><text:span text:style-name="T221">Installe</text:span></text:span><text:span text:style-name="Strong_20_Emphasis"><text:span text:style-name="T222">r</text:span></text:span><text:span text:style-name="Strong_20_Emphasis"><text:span text:style-name="T221">e</text:span></text:span><text:span text:style-name="Strong_20_Emphasis"><text:span text:style-name="T222">n</text:span></text:span><text:span text:style-name="Strong_20_Emphasis"><text:span text:style-name="T94"><text:note text:id="ftn8" text:note-class="footnote"><text:note-citation>2</text:note-citation><text:note-body><text:p text:style-name="P24">Of start het <text:span text:style-name="T358">Terminalvanster</text:span> <text:span text:style-name="T371">met</text:span> <text:span text:style-name="T358">Ctrl</text:span> + <text:span text:style-name="T358">Alt</text:span> + <text:span text:style-name="T358">T</text:span> en voer uit: <text:span text:style-name="User_20_Entry"><text:span text:style-name="T373">wget</text:span></text:span><text:span text:style-name="User_20_Entry"><text:span text:style-name="T372"> -</text:span></text:span><text:span text:style-name="User_20_Entry"><text:span text:style-name="T373">O-</text:span></text:span><text:span text:style-name="User_20_Entry"><text:span text:style-name="T372"> karelzimmer.nl/</text:span></text:span><text:span text:style-name="User_20_Entry"><text:span text:style-name="T374">s</text:span></text:span><text:span text:style-name="User_20_Entry"><text:span text:style-name="T372">|bash</text:span></text:span></text:p></text:note-body></text:note></text:span></text:span><text:span text:style-name="Strong_20_Emphasis"><text:span text:style-name="T107">.</text:span></text:span></text:p>
            </text:list-item>
            <text:list-item>
              <text:p text:style-name="P54"><text:span text:style-name="Strong_20_Emphasis"><text:span text:style-name="T77">Volg de aanwijzingen op het scherm.</text:span></text:span></text:p>
              <text:p text:style-name="P55"><text:span text:style-name="Strong_20_Emphasis"><text:span text:style-name="T77"/></text:span></text:p>
            </text:list-item>
            <text:list-item>
              <text:p text:style-name="P57"><text:bookmark-start text:name="__RefNumPara__3870_2400726996"/><text:span text:style-name="Strong_20_Emphasis"><text:span text:style-name="T103">Rond de</text:span></text:span><text:span text:style-name="Strong_20_Emphasis"><text:span text:style-name="T101"> installatie </text:span></text:span><text:span text:style-name="Strong_20_Emphasis"><text:span text:style-name="T103">af </text:span></text:span><text:span text:style-name="Strong_20_Emphasis"><text:span text:style-name="T94">via </text:span></text:span><text:span text:style-name="Strong_20_Emphasis"><text:span text:style-name="T114">het </text:span></text:span><text:span text:style-name="Strong_20_Emphasis"><text:span text:style-name="T113">activiteiten-overzicht</text:span></text:span><text:span text:style-name="Strong_20_Emphasis"><text:span text:style-name="T93">,</text:span></text:span><text:span text:style-name="Strong_20_Emphasis"><text:span text:style-name="T96"> </text:span></text:span><text:span text:style-name="Strong_20_Emphasis"><text:span text:style-name="T97">typ </text:span></text:span><text:span text:style-name="Strong_20_Emphasis"><text:span text:style-name="T141">sta</text:span></text:span><text:span text:style-name="Strong_20_Emphasis"><text:span text:style-name="T93"> </text:span></text:span><text:span text:style-name="Strong_20_Emphasis"><text:span text:style-name="T99">e</text:span></text:span><text:span text:style-name="Strong_20_Emphasis"><text:span text:style-name="T94">n </text:span></text:span><text:span text:style-name="Strong_20_Emphasis"><text:span text:style-name="T95">k</text:span></text:span><text:span text:style-name="Strong_20_Emphasis"><text:span text:style-name="T99">lik op</text:span></text:span><text:span text:style-name="Strong_20_Emphasis"><text:span text:style-name="T94"> </text:span></text:span><text:span text:style-name="Strong_20_Emphasis"><text:span text:style-name="T211">Start H</text:span></text:span><text:span text:style-name="Strong_20_Emphasis"><text:span text:style-name="T219">i</text:span></text:span><text:span text:style-name="Strong_20_Emphasis"><text:span text:style-name="T211">e</text:span></text:span><text:span text:style-name="Strong_20_Emphasis"><text:span text:style-name="T219">r</text:span></text:span><text:span text:style-name="Strong_20_Emphasis"><text:span text:style-name="T98">.</text:span></text:span><text:bookmark-end text:name="__RefNumPara__3870_2400726996"/></text:p>
            </text:list-item>
            <text:list-item>
              <text:p text:style-name="P54"><text:span text:style-name="Strong_20_Emphasis"><text:span text:style-name="T90">K</text:span></text:span><text:span text:style-name="Strong_20_Emphasis"><text:span text:style-name="T84">ie</text:span></text:span><text:span text:style-name="Strong_20_Emphasis"><text:span text:style-name="T82">s </text:span></text:span><text:span text:style-name="Strong_20_Emphasis"><text:span text:style-name="T216">3</text:span></text:span><text:span text:style-name="Strong_20_Emphasis"><text:span text:style-name="T187"> – </text:span></text:span><text:span text:style-name="Strong_20_Emphasis"><text:span text:style-name="T209">Installatie</text:span></text:span><text:span text:style-name="Strong_20_Emphasis"><text:span text:style-name="T210"> </text:span></text:span><text:span text:style-name="Strong_20_Emphasis"><text:span text:style-name="T212">afronden</text:span></text:span><text:span text:style-name="Strong_20_Emphasis"><text:span text:style-name="T83"><text:note text:id="ftn9" text:note-class="footnote"><text:note-citation>3</text:note-citation><text:note-body><text:p text:style-name="P27"><text:span text:style-name="T354">Of</text:span><text:span text:style-name="T356"> </text:span><text:span text:style-name="T19">kies </text:span><text:span text:style-name="T9">5</text:span><text:span text:style-name="T19"> – </text:span><text:span text:style-name="T9">Menu Opdrachten</text:span><text:span text:style-name="T19"> en start </text:span><text:span text:style-name="T354">op volgorde </text:span><text:span text:style-name="T15">7</text:span><text:span text:style-name="T19"> – </text:span><text:span text:style-name="T17">r</text:span><text:span text:style-name="T12">estore</text:span><text:span text:style-name="T20">,</text:span><text:span text:style-name="T19"> </text:span><text:span text:style-name="T15">2</text:span><text:span text:style-name="T19"> – </text:span><text:span text:style-name="T17">i</text:span><text:span text:style-name="T12">n</text:span><text:span text:style-name="T11">stal</text:span><text:span text:style-name="T19">, </text:span><text:span text:style-name="T21">en </text:span><text:span text:style-name="T15">3</text:span><text:span text:style-name="T19"> – </text:span><text:span text:style-name="T17">i</text:span><text:span text:style-name="T16">nstal --</text:span><text:span text:style-name="T17">i</text:span><text:span text:style-name="T13">n</text:span><text:span text:style-name="T18">stal</text:span><text:span text:style-name="T19">.</text:span></text:p></text:note-body></text:note></text:span></text:span><text:span text:style-name="Strong_20_Emphasis"><text:span text:style-name="T90">.</text:span></text:span></text:p>
            </text:list-item>
            <text:list-item>
              <text:p text:style-name="P54"><text:span text:style-name="Strong_20_Emphasis"><text:span text:style-name="T77">Volg de aanwijzingen op het scherm.</text:span></text:span></text:p>
            </text:list-item>
          </text:list>
        </text:list-item>
        <text:list-item>
          <text:p text:style-name="P38"><text:span text:style-name="T365">Gebruiker inrichten</text:span><text:line-break/></text:p>
          <text:list>
            <text:list-item>
              <text:p text:style-name="P58"><text:bookmark-start text:name="__RefNumPara__3972_2679358909"/><text:span text:style-name="Strong_20_Emphasis"><text:span text:style-name="T102">R</text:span></text:span><text:span text:style-name="Strong_20_Emphasis"><text:span text:style-name="T86">icht </text:span></text:span><text:span text:style-name="Definition"><text:span text:style-name="T27">gebruiker</text:span></text:span><text:span text:style-name="Strong_20_Emphasis"><text:span text:style-name="T79"><text:note text:id="ftn10" text:note-class="footnote"><text:note-citation>1</text:note-citation><text:note-body><text:p text:style-name="P28"><text:span text:style-name="T357">Na aanmelden als </text:span><text:span text:style-name="T379">andere gebruiker</text:span><text:span text:style-name="T357">, start </text:span><text:span text:style-name="T360">Start Hier</text:span><text:span text:style-name="T357">, </text:span><text:span text:style-name="User_20_Entry"><text:span text:style-name="T173">kies </text:span></text:span><text:span text:style-name="User_20_Entry"><text:span text:style-name="T178">5</text:span></text:span><text:span text:style-name="User_20_Entry"><text:span text:style-name="T173"> – </text:span></text:span><text:span text:style-name="User_20_Entry"><text:span text:style-name="T178">Menu Opdrachten</text:span></text:span><text:span text:style-name="User_20_Entry"><text:span text:style-name="T173">, en start </text:span></text:span><text:span text:style-name="User_20_Entry"><text:span text:style-name="T174">eerst</text:span></text:span><text:span text:style-name="User_20_Entry"><text:span text:style-name="T172"> </text:span></text:span><text:span text:style-name="User_20_Entry"><text:span text:style-name="T175"><text:line-break/></text:span></text:span><text:span text:style-name="User_20_Entry"><text:span text:style-name="T179">8</text:span></text:span><text:span text:style-name="User_20_Entry"><text:span text:style-name="T173"> – </text:span></text:span><text:span text:style-name="User_20_Entry"><text:span text:style-name="T181">s</text:span></text:span><text:span text:style-name="User_20_Entry"><text:span text:style-name="T175">etup</text:span></text:span><text:span text:style-name="User_20_Entry"><text:span text:style-name="T168"> </text:span></text:span><text:span text:style-name="User_20_Entry"><text:span text:style-name="T169">en </text:span></text:span><text:span text:style-name="User_20_Entry"><text:span text:style-name="T171">daarna</text:span></text:span><text:span text:style-name="User_20_Entry"><text:span text:style-name="T169"> </text:span></text:span><text:span text:style-name="User_20_Entry"><text:span text:style-name="T179">9</text:span></text:span><text:span text:style-name="User_20_Entry"><text:span text:style-name="T173"> – </text:span></text:span><text:span text:style-name="User_20_Entry"><text:span text:style-name="T181">s</text:span></text:span><text:span text:style-name="User_20_Entry"><text:span text:style-name="T176">etup</text:span></text:span><text:span text:style-name="User_20_Entry"><text:span text:style-name="T179"> </text:span></text:span><text:span text:style-name="User_20_Entry"><text:span text:style-name="T180">--</text:span></text:span><text:span text:style-name="User_20_Entry"><text:span text:style-name="T183">setup-</text:span></text:span><text:span text:style-name="User_20_Entry"><text:span text:style-name="T184">info</text:span></text:span><text:span text:style-name="User_20_Entry"><text:span text:style-name="T173">.</text:span></text:span></text:p></text:note-body></text:note></text:span></text:span><text:span text:style-name="Strong_20_Emphasis"><text:span text:style-name="T86"> </text:span></text:span><text:span text:style-name="Strong_20_Emphasis"><text:span text:style-name="T87">in </text:span></text:span><text:span text:style-name="Strong_20_Emphasis"><text:span text:style-name="T94">via </text:span></text:span><text:span text:style-name="Strong_20_Emphasis"><text:span text:style-name="T92">keuze</text:span></text:span><text:span text:style-name="Strong_20_Emphasis"><text:span text:style-name="T89"> </text:span></text:span><text:span text:style-name="Strong_20_Emphasis"><text:span text:style-name="T216">4</text:span></text:span><text:span text:style-name="Strong_20_Emphasis"><text:span text:style-name="T187"> – </text:span></text:span><text:span text:style-name="Strong_20_Emphasis"><text:span text:style-name="T213">Gebruiker inrichten</text:span></text:span><text:span text:style-name="Strong_20_Emphasis"><text:span text:style-name="T85"><text:note text:id="ftn11" text:note-class="footnote"><text:note-citation>2</text:note-citation><text:note-body><text:p text:style-name="P26"><text:span text:style-name="T354">Of </text:span><text:span text:style-name="T19">kies </text:span><text:span text:style-name="T9">5</text:span><text:span text:style-name="T19"> – </text:span><text:span text:style-name="T9">Menu Opdrachten</text:span><text:span text:style-name="T19"> en start </text:span><text:span text:style-name="T22">eerst</text:span><text:span text:style-name="T23"> </text:span><text:span text:style-name="User_20_Entry"><text:span text:style-name="T179">8</text:span></text:span><text:span text:style-name="User_20_Entry"><text:span text:style-name="T173"> – </text:span></text:span><text:span text:style-name="User_20_Entry"><text:span text:style-name="T181">s</text:span></text:span><text:span text:style-name="User_20_Entry"><text:span text:style-name="T175">etup</text:span></text:span><text:span text:style-name="User_20_Entry"><text:span text:style-name="T168"> </text:span></text:span><text:span text:style-name="User_20_Entry"><text:span text:style-name="T169">en </text:span></text:span><text:span text:style-name="User_20_Entry"><text:span text:style-name="T171">daarna</text:span></text:span><text:span text:style-name="User_20_Entry"><text:span text:style-name="T169"> </text:span></text:span><text:span text:style-name="User_20_Entry"><text:span text:style-name="T179">9</text:span></text:span><text:span text:style-name="User_20_Entry"><text:span text:style-name="T173"> – </text:span></text:span><text:span text:style-name="User_20_Entry"><text:span text:style-name="T181">s</text:span></text:span><text:span text:style-name="User_20_Entry"><text:span text:style-name="T176">etup</text:span></text:span><text:span text:style-name="User_20_Entry"><text:span text:style-name="T177"> </text:span></text:span><text:span text:style-name="User_20_Entry"><text:span text:style-name="T180">--</text:span></text:span><text:span text:style-name="User_20_Entry"><text:span text:style-name="T182">setup-</text:span></text:span><text:span text:style-name="User_20_Entry"><text:span text:style-name="T184">info</text:span></text:span><text:span text:style-name="User_20_Entry"><text:span text:style-name="T170">.</text:span></text:span></text:p></text:note-body></text:note></text:span></text:span><text:span text:style-name="Strong_20_Emphasis"><text:span text:style-name="T81">.</text:span></text:span><text:bookmark-end text:name="__RefNumPara__3972_2679358909"/></text:p>
            </text:list-item>
            <text:list-item>
              <text:p text:style-name="P58"><text:span text:style-name="Strong_20_Emphasis"><text:span text:style-name="T355">Volg de aanwijzingen op het scherm.</text:span></text:span></text:p>
              <text:p text:style-name="P59"><text:span text:style-name="Strong_20_Emphasis"><text:span text:style-name="T203"/></text:span></text:p>
            </text:list-item>
            <text:list-item>
              <text:p text:style-name="P60"><text:bookmark-start text:name="__RefNumPara__3574_1967850706"/><text:span text:style-name="Strong_20_Emphasis"><text:span text:style-name="T88">Herstart de computer.<text:line-break/></text:span></text:span><text:bookmark-end text:name="__RefNumPara__3574_1967850706"/></text:p>
            </text:list-item>
            <text:list-item>
              <text:p text:style-name="P60"><text:span text:style-name="Strong_20_Emphasis"><text:span text:style-name="T80">Aanmelden als </text:span></text:span><text:span text:style-name="Definition"><text:span text:style-name="T30">gebruiker</text:span></text:span><text:span text:style-name="Strong_20_Emphasis"><text:span text:style-name="T80">.</text:span></text:span><text:span text:style-name="Strong_20_Emphasis"><text:span text:style-name="T88"><text:line-break/></text:span></text:span></text:p>
            </text:list-item>
            <text:list-item>
              <text:p text:style-name="P61"><text:span text:style-name="Strong_20_Emphasis"><text:span text:style-name="T39">Als</text:span></text:span><text:span text:style-name="Strong_20_Emphasis"><text:span text:style-name="T52"> </text:span></text:span><text:span text:style-name="Strong_20_Emphasis"><text:span text:style-name="T195">De nieuwe installatie van Ubuntu versleutelen voor de </text:span></text:span><text:span text:style-name="Strong_20_Emphasis"><text:span text:style-name="T201">veiligheid</text:span></text:span><text:span text:style-name="Strong_20_Emphasis"><text:span text:style-name="T39"> </text:span></text:span><text:span text:style-name="Strong_20_Emphasis"><text:span text:style-name="T234">is aangegeven tijdens de installatie,</text:span></text:span><text:span text:style-name="Strong_20_Emphasis"><text:span text:style-name="T37"> </text:span></text:span><text:span text:style-name="Strong_20_Emphasis"><text:span text:style-name="T53">l</text:span></text:span><text:span text:style-name="Strong_20_Emphasis"><text:span text:style-name="T37">eg de </text:span></text:span><text:span text:style-name="Strong_20_Emphasis"><text:span text:style-name="T62">be</text:span></text:span><text:span text:style-name="Strong_20_Emphasis"><text:span text:style-name="T63">ve</text:span></text:span><text:span text:style-name="Strong_20_Emphasis"><text:span text:style-name="T62">iligingssleutel</text:span></text:span><text:span text:style-name="Strong_20_Emphasis"><text:span text:style-name="T37"> vast in </text:span></text:span><text:span text:style-name="Strong_20_Emphasis"><text:span text:style-name="T143">Wachtwoordkluis</text:span></text:span><text:span text:style-name="Strong_20_Emphasis"><text:span text:style-name="T37">.</text:span></text:span></text:p>
              <text:p text:style-name="P61"><text:span text:style-name="Strong_20_Emphasis"><text:span text:style-name="T37"/></text:span></text:p>
            </text:list-item>
            <text:list-item>
              <text:p text:style-name="P53"><text:span text:style-name="Strong_20_Emphasis"><text:span text:style-name="T206">Start</text:span></text:span><text:span text:style-name="Strong_20_Emphasis"><text:span text:style-name="T204"> </text:span></text:span><text:span text:style-name="Strong_20_Emphasis"><text:span text:style-name="T185">B</text:span></text:span><text:span text:style-name="Strong_20_Emphasis"><text:span text:style-name="T186">ackup</text:span></text:span><text:span text:style-name="Strong_20_Emphasis"><text:span text:style-name="T205"> </text:span></text:span><text:span text:style-name="Strong_20_Emphasis"><text:span text:style-name="T207">via </text:span></text:span><text:span text:style-name="Strong_20_Emphasis"><text:span text:style-name="T233">Start Hier</text:span></text:span><text:span text:style-name="Strong_20_Emphasis"><text:span text:style-name="T207"> en </text:span></text:span><text:span text:style-name="Strong_20_Emphasis"><text:span text:style-name="T232">5 – Menu Opdrachten</text:span></text:span><text:span text:style-name="Strong_20_Emphasis"><text:span text:style-name="T204">.</text:span></text:span></text:p>
            </text:list-item>
            <text:list-item>
              <text:p text:style-name="P58"><text:span text:style-name="Strong_20_Emphasis"><text:span text:style-name="T203">Volg de aanwijzingen op het scherm.</text:span></text:span></text:p>
            </text:list-item>
          </text:list>
        </text:list-item>
      </text:list>
      <text:p text:style-name="P16"><text:span text:style-name="Strong_20_Emphasis"><text:span text:style-name="T88"/></text:span></text:p>
      <text:p text:style-name="P16"/>
      <text:p text:style-name="P16"><text:span text:style-name="T242">De installatie van </text:span><text:span text:style-name="T242"><text:reference-ref text:reference-format="text" text:ref-name="Distributie">Ubuntu</text:reference-ref></text:span><text:span text:style-name="T242"><text:s/></text:span><text:span text:style-name="T243"><text:reference-ref text:reference-format="text" text:ref-name="Versie">18.04 LTS</text:reference-ref></text:span><text:span text:style-name="T242"><text:s/></text:span><text:span text:style-name="T242"><text:reference-ref text:reference-format="text" text:ref-name="Editie">desktop</text:reference-ref></text:span><text:span text:style-name="T242"><text:s/>is voltooid.</text:span></text:p>
      <text:p text:style-name="P13"/>
      <text:p text:style-name="P12"><text:span text:style-name="T346">E</text:span><text:span text:style-name="T345">inde c</text:span><text:span text:style-name="T344">hecklist.</text:span></text:p>
      <text:p text:style-name="P14"/>
      <text:p text:style-name="P17"><text:span text:style-name="T245">Deze c</text:span><text:span text:style-name="T246">hecklist is g</text:span><text:span text:style-name="T75">emaakt door Karel Zimmer</text:span><text:span text:style-name="Strong_20_Emphasis"><text:span text:style-name="T136"> </text:span></text:span><text:span text:style-name="T75">(</text:span><text:a xlink:type="simple" xlink:href="https://karelzimmer.nl/" text:style-name="Internet_20_link" text:visited-style-name="Visited_20_Internet_20_Link"><text:span text:style-name="Internet_20_link"><text:span text:style-name="T306">karelzimmer.nl</text:span></text:span></text:a><text:span text:style-name="T75">, </text:span><text:a xlink:type="simple" xlink:href="mailto:info@karelzimmer.nl" text:style-name="Internet_20_link" text:visited-style-name="Visited_20_Internet_20_Link"><text:span text:style-name="T242">info@karelzimmer.nl</text:span></text:a><text:span text:style-name="T75">).</text:span><text:span text:style-name="Strong_20_Emphasis"><text:span text:style-name="T136"><text:note text:id="ftn12" text:note-class="footnote"><text:note-citation text:label="©">©</text:note-citation><text:note-body><text:p text:style-name="P20">Dit werk valt onder een Creative Commons Naamsvermelding-GelijkDelen 4.0 Internationaal licentie.</text:p></text:note-body></text:not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Ubuntu1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4" fo:font-size="12pt" style:font-size-asian="12pt" style:font-size-complex="12pt"/>
    </style:style>
    <style:style style:name="MT2" style:family="text">
      <style:text-properties style:font-name="Ubuntu4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Ubuntu 18.04 LTS desktop</text:file-name></text:span><text:span text:style-name="MT2"><text:tab/></text:span><text:span text:style-name="MT1"><text:date style:data-style-name="N36" text:date-value="2019-12-31T10:10:21.707778540">31-12-2019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subject>Installatie PC software</dc:subject>
    <meta:initial-creator>Karel Zimmer</meta:initial-creator>
    <meta:creation-date>1995-11-21T17:41:00</meta:creation-date>
    <dc:date>2019-12-31T10:10:21.615475419</dc:date>
    <meta:keyword>Installatie</meta:keyword>
    <meta:keyword>Checklist</meta:keyword>
    <meta:keyword>Linux</meta:keyword>
    <meta:editing-cycles>5491</meta:editing-cycles>
    <meta:editing-duration>P9DT23H48M16S</meta:editing-duration>
    <dc:creator>Karel Zimmer</dc:creator>
    <meta:document-statistic meta:table-count="0" meta:image-count="0" meta:object-count="0" meta:page-count="4" meta:paragraph-count="76" meta:word-count="959" meta:character-count="6596" meta:non-whitespace-character-count="5277"/>
    <meta:user-defined meta:name="Info 1"/>
    <meta:user-defined meta:name="Info 2"/>
    <meta:user-defined meta:name="Info 3"/>
    <meta:user-defined meta:name="Info 4"/>
  </office:meta>
</office:document-meta>
</file>